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6.202in"/>
    </style:style>
    <style:style style:name="co5" style:family="table-column">
      <style:table-column-properties fo:break-before="auto" style:column-width="4.3756in"/>
    </style:style>
    <style:style style:name="co6" style:family="table-column">
      <style:table-column-properties fo:break-before="auto" style:column-width="3.511in"/>
    </style:style>
    <style:style style:name="co7" style:family="table-column">
      <style:table-column-properties fo:break-before="auto" style:column-width="2.64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9689in"/>
    </style:style>
    <style:style style:name="co10" style:family="table-column">
      <style:table-column-properties fo:break-before="auto" style:column-width="5.9917in"/>
    </style:style>
    <style:style style:name="co11" style:family="table-column">
      <style:table-column-properties fo:break-before="auto" style:column-width="3.9319in"/>
    </style:style>
    <style:style style:name="co12" style:family="table-column">
      <style:table-column-properties fo:break-before="auto" style:column-width="3.315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ap_20_CDR_20_Directives_20_to_20_Code">
      <style:table-properties table:display="true" style:writing-mode="lr-tb"/>
    </style:style>
    <style:style style:name="ta2" style:family="table" style:master-page-name="PageStyle_5f_code-gen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99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 CDR Directives to 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 table:style-name="ce1" office:value-type="string" calcext:value-type="string">
            <text:p>Map CDR Directives to code (header file default_bp_fcncodes.h)</text:p>
          </table:table-cell>
          <table:table-cell table:number-columns-repeated="7"/>
          <table:table-cell office:value-type="string" calcext:value-type="string">
            <text:p>(from text-to-columns)</text:p>
          </table:table-cell>
          <table:table-cell office:value-type="string" calcext:value-type="string">
            <text:p>(from snake_to_camel script)</text:p>
          </table:table-cell>
          <table:table-cell office:value-type="string" calcext:value-type="string">
            <text:p>from bpnode.xml</text:p>
          </table:table-cell>
          <table:table-cell office:value-type="string" calcext:value-type="string">
            <text:p>computed from cmd_str</text:p>
          </table:table-cell>
          <table:table-cell office:value-type="string" calcext:value-type="string">
            <text:p>Match?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CDR Directives List</text:p>
          </table:table-cell>
          <table:table-cell table:style-name="ce2" office:value-type="string" calcext:value-type="string">
            <text:p>Map ID</text:p>
          </table:table-cell>
          <table:table-cell table:style-name="ce2"/>
          <table:table-cell table:style-name="ce2" office:value-type="string" calcext:value-type="string">
            <text:p>Enum val</text:p>
          </table:table-cell>
          <table:table-cell table:style-name="ce2" table:number-columns-repeated="2"/>
          <table:table-cell table:style-name="ce2" office:value-type="string" calcext:value-type="string">
            <text:p>default_bpnode_fcncodes.h</text:p>
          </table:table-cell>
          <table:table-cell/>
          <table:table-cell table:style-name="ce1" office:value-type="string" calcext:value-type="string">
            <text:p>enum_str</text:p>
          </table:table-cell>
          <table:table-cell table:style-name="ce1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2" table:number-columns-repeated="7"/>
          <table:table-cell table:number-columns-repeated="57"/>
        </table:table-row>
        <table:table-row table:style-name="ro1">
          <table:table-cell office:value-type="string" calcext:value-type="string">
            <text:p>Counter Directiv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et All Counter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/* Noop *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et Count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-Operation</text:p>
          </table:table-cell>
          <table:table-cell/>
          <table:table-cell office:value-type="string" calcext:value-type="string">
            <text:p>#define BPNODE_NOOP_CC <text:s text:c="25"/>(0)</text:p>
          </table:table-cell>
          <table:table-cell/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office:value-type="string" calcext:value-type="string">
            <text:p>NoopCm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set Source Counters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t Bundle Counter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Startup directives */</text:p>
          </table:table-cell>
          <table:table-cell/>
          <table:table-cell office:value-type="string" calcext:value-type="string">
            <text:p>Startup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set Error Counter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ll Applications</text:p>
          </table:table-cell>
          <table:table-cell/>
          <table:table-cell office:value-type="string" calcext:value-type="string">
            <text:p>#define BPNODE_ADD_ALL_APPLICATIONS_CC <text:s text:c="9"/>(1)</text:p>
          </table:table-cell>
          <table:table-cell/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office:value-type="string" calcext:value-type="string">
            <text:p>AddAllApplicationsCmd</text:p>
          </table:table-cell>
          <table:table-cell table:formula="of:=RIGHT([.J10];LEN([.J10])-7)" office:value-type="string" office:string-value="AddAllApplicationsCmd" calcext:value-type="string">
            <text:p>AddAllApplicationsCmd</text:p>
          </table:table-cell>
          <table:table-cell table:style-name="ce9" table:formula="of:=EXACT([.K10];[.L1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art All Applications</text:p>
          </table:table-cell>
          <table:table-cell/>
          <table:table-cell office:value-type="string" calcext:value-type="string">
            <text:p>#define BPNODE_START_ALL_APPLICATIONS_CC <text:s text:c="7"/>(2)</text:p>
          </table:table-cell>
          <table:table-cell/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office:value-type="string" calcext:value-type="string">
            <text:p>StartAllApplicationsCmd</text:p>
          </table:table-cell>
          <table:table-cell table:formula="of:=RIGHT([.J11];LEN([.J11])-7)" office:value-type="string" office:string-value="StartAllApplicationsCmd" calcext:value-type="string">
            <text:p>StartAllApplicationsCmd</text:p>
          </table:table-cell>
          <table:table-cell table:style-name="ce9" table:formula="of:=EXACT([.K11];[.L1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plication Direct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erify Bundle Storage</text:p>
          </table:table-cell>
          <table:table-cell/>
          <table:table-cell office:value-type="string" calcext:value-type="string">
            <text:p>#define BPNODE_VERIFY_BUNDLE_STORAGE_CC <text:s text:c="8"/>(3)</text:p>
          </table:table-cell>
          <table:table-cell/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office:value-type="string" calcext:value-type="string">
            <text:p>VerifyBundleStorageCmd</text:p>
          </table:table-cell>
          <table:table-cell table:formula="of:=RIGHT([.J12];LEN([.J12])-7)" office:value-type="string" office:string-value="VerifyBundleStorageCmd" calcext:value-type="string">
            <text:p>VerifyBundleStorageCmd</text:p>
          </table:table-cell>
          <table:table-cell table:style-name="ce9" table:formula="of:=EXACT([.K12];[.L1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nitialize Bundle Storage</text:p>
          </table:table-cell>
          <table:table-cell/>
          <table:table-cell office:value-type="string" calcext:value-type="string">
            <text:p>#define BPNODE_INIT_BUNDLE_STORAGE_CC <text:s text:c="10"/>(4)</text:p>
          </table:table-cell>
          <table:table-cell/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office:value-type="string" calcext:value-type="string">
            <text:p>InitBundleStorageCmd</text:p>
          </table:table-cell>
          <table:table-cell table:formula="of:=RIGHT([.J13];LEN([.J13])-7)" office:value-type="string" office:string-value="InitBundleStorageCmd" calcext:value-type="string">
            <text:p>InitBundleStorageCmd</text:p>
          </table:table-cell>
          <table:table-cell table:style-name="ce9" table:formula="of:=EXACT([.K13];[.L1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pplica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ify Bundle Metadata (7.2)</text:p>
          </table:table-cell>
          <table:table-cell/>
          <table:table-cell office:value-type="string" calcext:value-type="string">
            <text:p>#define BPNODE_VERIFY_BUNDLE_METADATA_CC <text:s text:c="7"/>(5) /* Deferred */</text:p>
          </table:table-cell>
          <table:table-cell/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office:value-type="string" calcext:value-type="string">
            <text:p>VerifyBundleMetadataCmd</text:p>
          </table:table-cell>
          <table:table-cell table:formula="of:=RIGHT([.J14];LEN([.J14])-7)" office:value-type="string" office:string-value="VerifyBundleMetadataCmd" calcext:value-type="string">
            <text:p>VerifyBundleMetadataCmd</text:p>
          </table:table-cell>
          <table:table-cell table:style-name="ce9" table:formula="of:=EXACT([.K14];[.L1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pplicatio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build Bundle Metadata</text:p>
          </table:table-cell>
          <table:table-cell/>
          <table:table-cell office:value-type="string" calcext:value-type="string">
            <text:p>#define BPNODE_REBUILD_BUNDLE_METADATA_CC <text:s text:c="6"/>(6)</text:p>
          </table:table-cell>
          <table:table-cell/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office:value-type="string" calcext:value-type="string">
            <text:p>RebuildBundleMetadataCmd</text:p>
          </table:table-cell>
          <table:table-cell table:formula="of:=RIGHT([.J15];LEN([.J15])-7)" office:value-type="string" office:string-value="RebuildBundleMetadataCmd" calcext:value-type="string">
            <text:p>RebuildBundleMetadataCmd</text:p>
          </table:table-cell>
          <table:table-cell table:style-name="ce9" table:formula="of:=EXACT([.K15];[.L1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Registration Stat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lear Volatile</text:p>
          </table:table-cell>
          <table:table-cell/>
          <table:table-cell office:value-type="string" calcext:value-type="string">
            <text:p>#define BPNODE_CLEAR_VOLATILE_CC <text:s text:c="15"/>(7)</text:p>
          </table:table-cell>
          <table:table-cell/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office:value-type="string" calcext:value-type="string">
            <text:p>ClearVolatileCmd</text:p>
          </table:table-cell>
          <table:table-cell table:formula="of:=RIGHT([.J16];LEN([.J16])-7)" office:value-type="string" office:string-value="ClearVolatileCmd" calcext:value-type="string">
            <text:p>ClearVolatileCmd</text:p>
          </table:table-cell>
          <table:table-cell table:style-name="ce9" table:formula="of:=EXACT([.K16];[.L1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pplicatio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load Saved Data (7.2)</text:p>
          </table:table-cell>
          <table:table-cell/>
          <table:table-cell office:value-type="string" calcext:value-type="string">
            <text:p>#define BPNODE_RELOAD_SAVED_DATA_CC <text:s text:c="12"/>(8) /* Deferred */</text:p>
          </table:table-cell>
          <table:table-cell/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office:value-type="string" calcext:value-type="string">
            <text:p>ReloadSavedDataCmd</text:p>
          </table:table-cell>
          <table:table-cell table:formula="of:=RIGHT([.J17];LEN([.J17])-7)" office:value-type="string" office:string-value="ReloadSavedDataCmd" calcext:value-type="string">
            <text:p>ReloadSavedDataCmd</text:p>
          </table:table-cell>
          <table:table-cell table:style-name="ce9" table:formula="of:=EXACT([.K17];[.L1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p Application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9" table:formula="of:=EXACT([.K18];[.L1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ll Applica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er Directives</text:p>
          </table:table-cell>
          <table:table-cell/>
          <table:table-cell office:value-type="string" calcext:value-type="string">
            <text:p>/* Counter directives */</text:p>
          </table:table-cell>
          <table:table-cell/>
          <table:table-cell office:value-type="string" calcext:value-type="string">
            <text:p>Counter</text:p>
          </table:table-cell>
          <table:table-cell table:number-columns-repeated="3"/>
          <table:table-cell table:style-name="ce9" table:formula="of:=EXACT([.K19];[.L1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ll Applicat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set All Counters</text:p>
          </table:table-cell>
          <table:table-cell/>
          <table:table-cell office:value-type="string" calcext:value-type="string">
            <text:p>#define BPNODE_RESET_ALL_COUNTERS_CC <text:s text:c="11"/>(9)</text:p>
          </table:table-cell>
          <table:table-cell/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office:value-type="string" calcext:value-type="string">
            <text:p>ResetAllCountersCmd</text:p>
          </table:table-cell>
          <table:table-cell table:formula="of:=RIGHT([.J20];LEN([.J20])-7)" office:value-type="string" office:string-value="ResetAllCountersCmd" calcext:value-type="string">
            <text:p>ResetAllCountersCmd</text:p>
          </table:table-cell>
          <table:table-cell table:style-name="ce9" table:formula="of:=EXACT([.K20];[.L2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eset Counter</text:p>
          </table:table-cell>
          <table:table-cell/>
          <table:table-cell office:value-type="string" calcext:value-type="string">
            <text:p>#define BPNODE_RESET_COUNTER_CC <text:s text:c="16"/>(10)</text:p>
          </table:table-cell>
          <table:table-cell/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office:value-type="string" calcext:value-type="string">
            <text:p>ResetCounterCmd</text:p>
          </table:table-cell>
          <table:table-cell table:formula="of:=RIGHT([.J21];LEN([.J21])-7)" office:value-type="string" office:string-value="ResetCounterCmd" calcext:value-type="string">
            <text:p>ResetCounterCmd</text:p>
          </table:table-cell>
          <table:table-cell table:style-name="ce9" table:formula="of:=EXACT([.K21];[.L2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IB Directive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eset Source Counters</text:p>
          </table:table-cell>
          <table:table-cell/>
          <table:table-cell office:value-type="string" calcext:value-type="string">
            <text:p>#define BPNODE_RESET_SOURCE_COUNTERS_CC <text:s text:c="8"/>(11)</text:p>
          </table:table-cell>
          <table:table-cell/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office:value-type="string" calcext:value-type="string">
            <text:p>ResetSourceCountersCmd</text:p>
          </table:table-cell>
          <table:table-cell table:formula="of:=RIGHT([.J22];LEN([.J22])-7)" office:value-type="string" office:string-value="ResetSourceCountersCmd" calcext:value-type="string">
            <text:p>ResetSourceCountersCmd</text:p>
          </table:table-cell>
          <table:table-cell table:style-name="ce9" table:formula="of:=EXACT([.K22];[.L2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eset Bundle Counters</text:p>
          </table:table-cell>
          <table:table-cell/>
          <table:table-cell office:value-type="string" calcext:value-type="string">
            <text:p>#define BPNODE_RESET_BUNDLE_COUNTERS_CC <text:s text:c="8"/>(12)</text:p>
          </table:table-cell>
          <table:table-cell/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office:value-type="string" calcext:value-type="string">
            <text:p>ResetBundleCountersCmd</text:p>
          </table:table-cell>
          <table:table-cell table:formula="of:=RIGHT([.J23];LEN([.J23])-7)" office:value-type="string" office:string-value="ResetBundleCountersCmd" calcext:value-type="string">
            <text:p>ResetBundleCountersCmd</text:p>
          </table:table-cell>
          <table:table-cell table:style-name="ce9" table:formula="of:=EXACT([.K23];[.L2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MIB Ite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set Error Counters</text:p>
          </table:table-cell>
          <table:table-cell/>
          <table:table-cell office:value-type="string" calcext:value-type="string">
            <text:p>#define BPNODE_RESET_ERROR_COUNTERS_CC <text:s text:c="9"/>(13)</text:p>
          </table:table-cell>
          <table:table-cell/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office:value-type="string" calcext:value-type="string">
            <text:p>ResetErrorCountersCmd</text:p>
          </table:table-cell>
          <table:table-cell table:formula="of:=RIGHT([.J24];LEN([.J24])-7)" office:value-type="string" office:string-value="ResetErrorCountersCmd" calcext:value-type="string">
            <text:p>ResetErrorCountersCmd</text:p>
          </table:table-cell>
          <table:table-cell table:style-name="ce9" table:formula="of:=EXACT([.K24];[.L2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MIB Array Key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table:style-name="ce9" table:formula="of:=EXACT([.K25];[.L2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MIB Array Key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Application directives */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3"/>
          <table:table-cell table:style-name="ce9" table:formula="of:=EXACT([.K26];[.L2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dd Application</text:p>
          </table:table-cell>
          <table:table-cell/>
          <table:table-cell office:value-type="string" calcext:value-type="string">
            <text:p>#define BPNODE_ADD_APPLICATION_CC <text:s text:c="14"/>(14)</text:p>
          </table:table-cell>
          <table:table-cell/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office:value-type="string" calcext:value-type="string">
            <text:p>AddApplicationCmd</text:p>
          </table:table-cell>
          <table:table-cell table:formula="of:=RIGHT([.J27];LEN([.J27])-7)" office:value-type="string" office:string-value="AddApplicationCmd" calcext:value-type="string">
            <text:p>AddApplicationCmd</text:p>
          </table:table-cell>
          <table:table-cell table:style-name="ce9" table:formula="of:=EXACT([.K27];[.L2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licy Directiv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move Application</text:p>
          </table:table-cell>
          <table:table-cell/>
          <table:table-cell office:value-type="string" calcext:value-type="string">
            <text:p>#define BPNODE_REMOVE_APPLICATION_CC <text:s text:c="11"/>(15)</text:p>
          </table:table-cell>
          <table:table-cell/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office:value-type="string" calcext:value-type="string">
            <text:p>RemoveApplicationCmd</text:p>
          </table:table-cell>
          <table:table-cell table:formula="of:=RIGHT([.J28];LEN([.J28])-7)" office:value-type="string" office:string-value="RemoveApplicationCmd" calcext:value-type="string">
            <text:p>RemoveApplicationCmd</text:p>
          </table:table-cell>
          <table:table-cell table:style-name="ce9" table:formula="of:=EXACT([.K28];[.L2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t Registration State</text:p>
          </table:table-cell>
          <table:table-cell/>
          <table:table-cell office:value-type="string" calcext:value-type="string">
            <text:p>#define BPNODE_SET_REGISTRATION_STATE_CC <text:s text:c="7"/>(16)</text:p>
          </table:table-cell>
          <table:table-cell/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office:value-type="string" calcext:value-type="string">
            <text:p>SetRegistrationStateCmd</text:p>
          </table:table-cell>
          <table:table-cell table:formula="of:=RIGHT([.J29];LEN([.J29])-7)" office:value-type="string" office:string-value="SetRegistrationStateCmd" calcext:value-type="string">
            <text:p>SetRegistrationStateCmd</text:p>
          </table:table-cell>
          <table:table-cell table:style-name="ce9" table:formula="of:=EXACT([.K29];[.L2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Source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rt Application</text:p>
          </table:table-cell>
          <table:table-cell/>
          <table:table-cell office:value-type="string" calcext:value-type="string">
            <text:p>#define BPNODE_START_APPLICATION_CC <text:s text:c="12"/>(17)</text:p>
          </table:table-cell>
          <table:table-cell/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office:value-type="string" calcext:value-type="string">
            <text:p>StartApplicationCmd</text:p>
          </table:table-cell>
          <table:table-cell table:formula="of:=RIGHT([.J30];LEN([.J30])-7)" office:value-type="string" office:string-value="StartApplicationCmd" calcext:value-type="string">
            <text:p>StartApplicationCmd</text:p>
          </table:table-cell>
          <table:table-cell table:style-name="ce9" table:formula="of:=EXACT([.K30];[.L3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Sourc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op Application</text:p>
          </table:table-cell>
          <table:table-cell/>
          <table:table-cell office:value-type="string" calcext:value-type="string">
            <text:p>#define BPNODE_STOP_APPLICATION_CC <text:s text:c="13"/>(18)</text:p>
          </table:table-cell>
          <table:table-cell/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office:value-type="string" calcext:value-type="string">
            <text:p>StopApplicationCmd</text:p>
          </table:table-cell>
          <table:table-cell table:formula="of:=RIGHT([.J31];LEN([.J31])-7)" office:value-type="string" office:string-value="StopApplicationCmd" calcext:value-type="string">
            <text:p>StopApplicationCmd</text:p>
          </table:table-cell>
          <table:table-cell table:style-name="ce9" table:formula="of:=EXACT([.K31];[.L3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y Sources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style-name="ce9" table:formula="of:=EXACT([.K32];[.L3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y Source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olicy Directives</text:p>
          </table:table-cell>
          <table:table-cell/>
          <table:table-cell office:value-type="string" calcext:value-type="string">
            <text:p>/* Policy directives */</text:p>
          </table:table-cell>
          <table:table-cell/>
          <table:table-cell office:value-type="string" calcext:value-type="string">
            <text:p>Policy</text:p>
          </table:table-cell>
          <table:table-cell table:number-columns-repeated="3"/>
          <table:table-cell table:style-name="ce9" table:formula="of:=EXACT([.K33];[.L3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ian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 Authorized Sources</text:p>
          </table:table-cell>
          <table:table-cell/>
          <table:table-cell office:value-type="string" calcext:value-type="string">
            <text:p>#define BPNODE_ADD_AUTH_SOURCES_CC <text:s text:c="13"/>(19)</text:p>
          </table:table-cell>
          <table:table-cell/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office:value-type="string" calcext:value-type="string">
            <text:p>AddAuthSourcesCmd</text:p>
          </table:table-cell>
          <table:table-cell table:formula="of:=RIGHT([.J34];LEN([.J34])-7)" office:value-type="string" office:string-value="AddAuthSourcesCmd" calcext:value-type="string">
            <text:p>AddAuthSourcesCmd</text:p>
          </table:table-cell>
          <table:table-cell table:style-name="ce9" table:formula="of:=EXACT([.K34];[.L3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ia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move Authorized Sources</text:p>
          </table:table-cell>
          <table:table-cell/>
          <table:table-cell office:value-type="string" calcext:value-type="string">
            <text:p>#define BPNODE_REMOVE_AUTH_SOURCES_CC <text:s text:c="10"/>(20)</text:p>
          </table:table-cell>
          <table:table-cell/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office:value-type="string" calcext:value-type="string">
            <text:p>RemoveAuthSourcesCmd</text:p>
          </table:table-cell>
          <table:table-cell table:formula="of:=RIGHT([.J35];LEN([.J35])-7)" office:value-type="string" office:string-value="RemoveAuthSourcesCmd" calcext:value-type="string">
            <text:p>RemoveAuthSourcesCmd</text:p>
          </table:table-cell>
          <table:table-cell table:style-name="ce9" table:formula="of:=EXACT([.K35];[.L3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Report-to-EI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dd Authorized Custody Sources</text:p>
          </table:table-cell>
          <table:table-cell/>
          <table:table-cell office:value-type="string" calcext:value-type="string">
            <text:p>#define BPNODE_ADD_AUTH_CUSTODY_SOURCES_CC <text:s text:c="5"/>(21)</text:p>
          </table:table-cell>
          <table:table-cell/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office:value-type="string" calcext:value-type="string">
            <text:p>AddAuthCustodySourcesCmd</text:p>
          </table:table-cell>
          <table:table-cell table:formula="of:=RIGHT([.J36];LEN([.J36])-7)" office:value-type="string" office:string-value="AddAuthCustodySourcesCmd" calcext:value-type="string">
            <text:p>AddAuthCustodySourcesCmd</text:p>
          </table:table-cell>
          <table:table-cell table:style-name="ce9" table:formula="of:=EXACT([.K36];[.L3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Report-to-EI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move Authorized Custody Sources</text:p>
          </table:table-cell>
          <table:table-cell/>
          <table:table-cell office:value-type="string" calcext:value-type="string">
            <text:p>#define BPNODE_REMOVE_AUTH_CUSTODY_SOURCES_CC <text:s text:c="2"/>(22)</text:p>
          </table:table-cell>
          <table:table-cell/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office:value-type="string" calcext:value-type="string">
            <text:p>RemoveAuthCustodySourcesCmd</text:p>
          </table:table-cell>
          <table:table-cell table:formula="of:=RIGHT([.J37];LEN([.J37])-7)" office:value-type="string" office:string-value="RemoveAuthCustodySourcesCmd" calcext:value-type="string">
            <text:p>RemoveAuthCustodySourcesCmd</text:p>
          </table:table-cell>
          <table:table-cell table:style-name="ce9" table:formula="of:=EXACT([.K37];[.L3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Latency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d Authorized Custodians</text:p>
          </table:table-cell>
          <table:table-cell/>
          <table:table-cell office:value-type="string" calcext:value-type="string">
            <text:p>#define BPNODE_ADD_AUTH_CUSTODIANS_CC <text:s text:c="10"/>(23)</text:p>
          </table:table-cell>
          <table:table-cell/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office:value-type="string" calcext:value-type="string">
            <text:p>AddAuthCustodiansCmd</text:p>
          </table:table-cell>
          <table:table-cell table:formula="of:=RIGHT([.J38];LEN([.J38])-7)" office:value-type="string" office:string-value="AddAuthCustodiansCmd" calcext:value-type="string">
            <text:p>AddAuthCustodiansCmd</text:p>
          </table:table-cell>
          <table:table-cell table:style-name="ce9" table:formula="of:=EXACT([.K38];[.L3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Latenc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move Authorized Custodians</text:p>
          </table:table-cell>
          <table:table-cell/>
          <table:table-cell office:value-type="string" calcext:value-type="string">
            <text:p>#define BPNODE_REMOVE_AUTH_CUSTODIANS_CC <text:s text:c="7"/>(24)</text:p>
          </table:table-cell>
          <table:table-cell/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office:value-type="string" calcext:value-type="string">
            <text:p>RemoveAuthCustodiansCmd</text:p>
          </table:table-cell>
          <table:table-cell table:formula="of:=RIGHT([.J39];LEN([.J39])-7)" office:value-type="string" office:string-value="RemoveAuthCustodiansCmd" calcext:value-type="string">
            <text:p>RemoveAuthCustodiansCmd</text:p>
          </table:table-cell>
          <table:table-cell table:style-name="ce9" table:formula="of:=EXACT([.K39];[.L3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dd Authorized Report-to-EID</text:p>
          </table:table-cell>
          <table:table-cell/>
          <table:table-cell office:value-type="string" calcext:value-type="string">
            <text:p>#define BPNODE_ADD_AUTH_REPORT_TO_EID_CC <text:s text:c="7"/>(25)</text:p>
          </table:table-cell>
          <table:table-cell/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office:value-type="string" calcext:value-type="string">
            <text:p>AddAuthReportToEidCmd</text:p>
          </table:table-cell>
          <table:table-cell table:formula="of:=RIGHT([.J40];LEN([.J40])-7)" office:value-type="string" office:string-value="AddAuthReportToEidCmd" calcext:value-type="string">
            <text:p>AddAuthReportToEidCmd</text:p>
          </table:table-cell>
          <table:table-cell table:style-name="ce9" table:formula="of:=EXACT([.K40];[.L4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Directiv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move Authorized Report-to-EID</text:p>
          </table:table-cell>
          <table:table-cell/>
          <table:table-cell office:value-type="string" calcext:value-type="string">
            <text:p>#define BPNODE_REMOVE_AUTH_REPORT_TO_EID_CC <text:s text:c="4"/>(26)</text:p>
          </table:table-cell>
          <table:table-cell/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office:value-type="string" calcext:value-type="string">
            <text:p>RemoveAuthReportToEidCmd</text:p>
          </table:table-cell>
          <table:table-cell table:formula="of:=RIGHT([.J41];LEN([.J41])-7)" office:value-type="string" office:string-value="RemoveAuthReportToEidCmd" calcext:value-type="string">
            <text:p>RemoveAuthReportToEidCmd</text:p>
          </table:table-cell>
          <table:table-cell table:style-name="ce9" table:formula="of:=EXACT([.K41];[.L4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dd Latency</text:p>
          </table:table-cell>
          <table:table-cell/>
          <table:table-cell office:value-type="string" calcext:value-type="string">
            <text:p>#define BPNODE_ADD_LATENCY_CC <text:s text:c="18"/>(27)</text:p>
          </table:table-cell>
          <table:table-cell/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office:value-type="string" calcext:value-type="string">
            <text:p>AddLatencyCmd</text:p>
          </table:table-cell>
          <table:table-cell table:formula="of:=RIGHT([.J42];LEN([.J42])-7)" office:value-type="string" office:string-value="AddLatencyCmd" calcext:value-type="string">
            <text:p>AddLatencyCmd</text:p>
          </table:table-cell>
          <table:table-cell table:style-name="ce9" table:formula="of:=EXACT([.K42];[.L4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etu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move Latency</text:p>
          </table:table-cell>
          <table:table-cell/>
          <table:table-cell office:value-type="string" calcext:value-type="string">
            <text:p>#define BPNODE_REMOVE_LATENCY_CC <text:s text:c="15"/>(28)</text:p>
          </table:table-cell>
          <table:table-cell/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office:value-type="string" calcext:value-type="string">
            <text:p>RemoveLatencyCmd</text:p>
          </table:table-cell>
          <table:table-cell table:formula="of:=RIGHT([.J43];LEN([.J43])-7)" office:value-type="string" office:string-value="RemoveLatencyCmd" calcext:value-type="string">
            <text:p>RemoveLatencyCmd</text:p>
          </table:table-cell>
          <table:table-cell table:style-name="ce9" table:formula="of:=EXACT([.K43];[.L4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art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table:style-name="ce9" table:formula="of:=EXACT([.K44];[.L4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op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/* Contact directives */</text:p>
          </table:table-cell>
          <table:table-cell/>
          <table:table-cell office:value-type="string" calcext:value-type="string">
            <text:p>Contact</text:p>
          </table:table-cell>
          <table:table-cell table:number-columns-repeated="3"/>
          <table:table-cell table:style-name="ce9" table:formula="of:=EXACT([.K45];[.L4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Teardow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ntact Setup</text:p>
          </table:table-cell>
          <table:table-cell/>
          <table:table-cell office:value-type="string" calcext:value-type="string">
            <text:p>#define BPNODE_CONTACT_SETUP_CC <text:s text:c="16"/>(29)</text:p>
          </table:table-cell>
          <table:table-cell/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office:value-type="string" calcext:value-type="string">
            <text:p>ContactSetupCmd</text:p>
          </table:table-cell>
          <table:table-cell table:formula="of:=RIGHT([.J46];LEN([.J46])-7)" office:value-type="string" office:string-value="ContactSetupCmd" calcext:value-type="string">
            <text:p>ContactSetupCmd</text:p>
          </table:table-cell>
          <table:table-cell table:style-name="ce9" table:formula="of:=EXACT([.K46];[.L4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ntact Start</text:p>
          </table:table-cell>
          <table:table-cell/>
          <table:table-cell office:value-type="string" calcext:value-type="string">
            <text:p>#define BPNODE_CONTACT_START_CC <text:s text:c="16"/>(30)</text:p>
          </table:table-cell>
          <table:table-cell/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office:value-type="string" calcext:value-type="string">
            <text:p>ContactStartCmd</text:p>
          </table:table-cell>
          <table:table-cell table:formula="of:=RIGHT([.J47];LEN([.J47])-7)" office:value-type="string" office:string-value="ContactStartCmd" calcext:value-type="string">
            <text:p>ContactStartCmd</text:p>
          </table:table-cell>
          <table:table-cell table:style-name="ce9" table:formula="of:=EXACT([.K47];[.L4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rage Directive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ontact Stop</text:p>
          </table:table-cell>
          <table:table-cell/>
          <table:table-cell office:value-type="string" calcext:value-type="string">
            <text:p>#define BPNODE_CONTACT_STOP_CC <text:s text:c="17"/>(31)</text:p>
          </table:table-cell>
          <table:table-cell/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office:value-type="string" calcext:value-type="string">
            <text:p>ContactStopCmd</text:p>
          </table:table-cell>
          <table:table-cell table:formula="of:=RIGHT([.J48];LEN([.J48])-7)" office:value-type="string" office:string-value="ContactStopCmd" calcext:value-type="string">
            <text:p>ContactStopCmd</text:p>
          </table:table-cell>
          <table:table-cell table:style-name="ce9" table:formula="of:=EXACT([.K48];[.L4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Contact Teardown</text:p>
          </table:table-cell>
          <table:table-cell/>
          <table:table-cell office:value-type="string" calcext:value-type="string">
            <text:p>#define BPNODE_CONTACT_TEARDOWN_CC <text:s text:c="13"/>(32)</text:p>
          </table:table-cell>
          <table:table-cell/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office:value-type="string" calcext:value-type="string">
            <text:p>ContactTeardownCmd</text:p>
          </table:table-cell>
          <table:table-cell table:formula="of:=RIGHT([.J49];LEN([.J49])-7)" office:value-type="string" office:string-value="ContactTeardownCmd" calcext:value-type="string">
            <text:p>ContactTeardownCmd</text:p>
          </table:table-cell>
          <table:table-cell table:style-name="ce9" table:formula="of:=EXACT([.K49];[.L4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Storage Allocation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table:style-name="ce9" table:formula="of:=EXACT([.K50];[.L5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Storage Allocation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MIB Directives</text:p>
          </table:table-cell>
          <table:table-cell/>
          <table:table-cell office:value-type="string" calcext:value-type="string">
            <text:p>/* MIB directives */</text:p>
          </table:table-cell>
          <table:table-cell/>
          <table:table-cell office:value-type="string" calcext:value-type="string">
            <text:p>MIB</text:p>
          </table:table-cell>
          <table:table-cell table:number-columns-repeated="3"/>
          <table:table-cell table:style-name="ce9" table:formula="of:=EXACT([.K51];[.L5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rform Self Test (7.2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dd MIB Array Key</text:p>
          </table:table-cell>
          <table:table-cell/>
          <table:table-cell office:value-type="string" calcext:value-type="string">
            <text:p>#define BPNODE_ADD_MIB_ARRAY_KEY_CC <text:s text:c="12"/>(33)</text:p>
          </table:table-cell>
          <table:table-cell/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office:value-type="string" calcext:value-type="string">
            <text:p>AddMibArrayKeyCmd</text:p>
          </table:table-cell>
          <table:table-cell table:formula="of:=RIGHT([.J52];LEN([.J52])-7)" office:value-type="string" office:string-value="AddMibArrayKeyCmd" calcext:value-type="string">
            <text:p>AddMibArrayKeyCmd</text:p>
          </table:table-cell>
          <table:table-cell table:style-name="ce9" table:formula="of:=EXACT([.K52];[.L5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load Saved Data (7.2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emove MIB Array Key</text:p>
          </table:table-cell>
          <table:table-cell/>
          <table:table-cell office:value-type="string" calcext:value-type="string">
            <text:p>#define BPNODE_REMOVE_MIB_ARRAY_KEY_CC <text:s text:c="9"/>(34)</text:p>
          </table:table-cell>
          <table:table-cell/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office:value-type="string" calcext:value-type="string">
            <text:p>RemoveMibArrayKeyCmd</text:p>
          </table:table-cell>
          <table:table-cell table:formula="of:=RIGHT([.J53];LEN([.J53])-7)" office:value-type="string" office:string-value="RemoveMibArrayKeyCmd" calcext:value-type="string">
            <text:p>RemoveMibArrayKeyCmd</text:p>
          </table:table-cell>
          <table:table-cell table:style-name="ce9" table:formula="of:=EXACT([.K53];[.L5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build Bundle Metadat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t MIB Item</text:p>
          </table:table-cell>
          <table:table-cell/>
          <table:table-cell office:value-type="string" calcext:value-type="string">
            <text:p>#define BPNODE_SET_MIB_ITEM_CC <text:s text:c="17"/>(35)</text:p>
          </table:table-cell>
          <table:table-cell/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office:value-type="string" calcext:value-type="string">
            <text:p>SetMibItemCmd</text:p>
          </table:table-cell>
          <table:table-cell table:formula="of:=RIGHT([.J54];LEN([.J54])-7)" office:value-type="string" office:string-value="SetMibItemCmd" calcext:value-type="string">
            <text:p>SetMibItemCmd</text:p>
          </table:table-cell>
          <table:table-cell table:style-name="ce9" table:formula="of:=EXACT([.K54];[.L5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Storage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9" table:formula="of:=EXACT([.K55];[.L5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Metadata (7.2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/* Storage directives */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table:style-name="ce9" table:formula="of:=EXACT([.K56];[.L5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itialize Bundle Stor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dd Storage Allocation</text:p>
          </table:table-cell>
          <table:table-cell/>
          <table:table-cell office:value-type="string" calcext:value-type="string">
            <text:p>#define BPNODE_ADD_STORAGE_ALLOCATION_CC <text:s text:c="7"/>(36)</text:p>
          </table:table-cell>
          <table:table-cell/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office:value-type="string" calcext:value-type="string">
            <text:p>AddStorageAllocationCmd</text:p>
          </table:table-cell>
          <table:table-cell table:formula="of:=RIGHT([.J57];LEN([.J57])-7)" office:value-type="string" office:string-value="AddStorageAllocationCmd" calcext:value-type="string">
            <text:p>AddStorageAllocationCmd</text:p>
          </table:table-cell>
          <table:table-cell table:style-name="ce9" table:formula="of:=EXACT([.K57];[.L5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ear Volati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move Storage Allocation</text:p>
          </table:table-cell>
          <table:table-cell/>
          <table:table-cell office:value-type="string" calcext:value-type="string">
            <text:p>#define BPNODE_REMOVE_STORAGE_ALLOCATION_CC <text:s text:c="4"/>(37)</text:p>
          </table:table-cell>
          <table:table-cell/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office:value-type="string" calcext:value-type="string">
            <text:p>RemoveStorageAllocationCmd</text:p>
          </table:table-cell>
          <table:table-cell table:formula="of:=RIGHT([.J58];LEN([.J58])-7)" office:value-type="string" office:string-value="RemoveStorageAllocationCmd" calcext:value-type="string">
            <text:p>RemoveStorageAllocationCmd</text:p>
          </table:table-cell>
          <table:table-cell table:style-name="ce9" table:formula="of:=EXACT([.K58];[.L5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erform Self Test (7.2)</text:p>
          </table:table-cell>
          <table:table-cell/>
          <table:table-cell office:value-type="string" calcext:value-type="string">
            <text:p>#define BPNODE_PERFORM_SELF_TEST_CC <text:s text:c="12"/>(38) /* Deferred */</text:p>
          </table:table-cell>
          <table:table-cell/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office:value-type="string" calcext:value-type="string">
            <text:p>PerformSelfTestCmd</text:p>
          </table:table-cell>
          <table:table-cell table:formula="of:=RIGHT([.J59];LEN([.J59])-7)" office:value-type="string" office:string-value="PerformSelfTestCmd" calcext:value-type="string">
            <text:p>PerformSelfTestCmd</text:p>
          </table:table-cell>
          <table:table-cell table:style-name="ce9" table:formula="of:=EXACT([.K59];[.L5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outine/Other Directives</text:p>
          </table:table-cell>
          <table:table-cell table:number-columns-repeated="11"/>
          <table:table-cell table:style-name="ce9" table:formula="of:=EXACT([.K60];[.L6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/* Telemetry directives */</text:p>
          </table:table-cell>
          <table:table-cell/>
          <table:table-cell office:value-type="string" calcext:value-type="string">
            <text:p>Telemetry</text:p>
          </table:table-cell>
          <table:table-cell table:number-columns-repeated="3"/>
          <table:table-cell table:style-name="ce9" table:formula="of:=EXACT([.K61];[.L6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keup - Pipe, not directiv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nd Node MIB Config HK</text:p>
          </table:table-cell>
          <table:table-cell/>
          <table:table-cell office:value-type="string" calcext:value-type="string">
            <text:p>#define BPNODE_SEND_NODE_MIB_CONFIG_HK_CC <text:s text:c="6"/>(40)</text:p>
          </table:table-cell>
          <table:table-cell/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office:value-type="string" calcext:value-type="string">
            <text:p>SendNodeMibConfigHkCmd</text:p>
          </table:table-cell>
          <table:table-cell table:formula="of:=RIGHT([.J62];LEN([.J62])-7)" office:value-type="string" office:string-value="SendNodeMibConfigHkCmd" calcext:value-type="string">
            <text:p>SendNodeMibConfigHkCmd</text:p>
          </table:table-cell>
          <table:table-cell table:style-name="ce9" table:formula="of:=EXACT([.K62];[.L6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nfig H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end Per-Source MIB Config HK</text:p>
          </table:table-cell>
          <table:table-cell/>
          <table:table-cell office:value-type="string" calcext:value-type="string">
            <text:p>#define BPNODE_SEND_SOURCE_MIB_CONFIG_HK_CC <text:s text:c="4"/>(41)</text:p>
          </table:table-cell>
          <table:table-cell/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office:value-type="string" calcext:value-type="string">
            <text:p>SendSourceMibConfigHkCmd</text:p>
          </table:table-cell>
          <table:table-cell table:formula="of:=RIGHT([.J63];LEN([.J63])-7)" office:value-type="string" office:string-value="SendSourceMibConfigHkCmd" calcext:value-type="string">
            <text:p>SendSourceMibConfigHkCmd</text:p>
          </table:table-cell>
          <table:table-cell table:style-name="ce9" table:formula="of:=EXACT([.K63];[.L6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nfig H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nd Node MIB Counter HK</text:p>
          </table:table-cell>
          <table:table-cell/>
          <table:table-cell office:value-type="string" calcext:value-type="string">
            <text:p>#define BPNODE_SEND_NODE_MIB_COUNTERS_HK_CC <text:s text:c="4"/>(42)</text:p>
          </table:table-cell>
          <table:table-cell/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office:value-type="string" calcext:value-type="string">
            <text:p>SendNodeMibCountersHkCmd</text:p>
          </table:table-cell>
          <table:table-cell table:formula="of:=RIGHT([.J64];LEN([.J64])-7)" office:value-type="string" office:string-value="SendNodeMibCountersHkCmd" calcext:value-type="string">
            <text:p>SendNodeMibCountersHkCmd</text:p>
          </table:table-cell>
          <table:table-cell table:style-name="ce9" table:formula="of:=EXACT([.K64];[.L6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unter H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nd Per-Source MIB Counter HK</text:p>
          </table:table-cell>
          <table:table-cell/>
          <table:table-cell office:value-type="string" calcext:value-type="string">
            <text:p>#define BPNODE_SEND_SOURCE_MIB_COUNTERS_HK_CC <text:s text:c="2"/>(43)</text:p>
          </table:table-cell>
          <table:table-cell/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office:value-type="string" calcext:value-type="string">
            <text:p>SendSourceMibCountersHkCmd</text:p>
          </table:table-cell>
          <table:table-cell table:formula="of:=RIGHT([.J65];LEN([.J65])-7)" office:value-type="string" office:string-value="SendSourceMibCountersHkCmd" calcext:value-type="string">
            <text:p>SendSourceMibCountersHkCmd</text:p>
          </table:table-cell>
          <table:table-cell table:style-name="ce9" table:formula="of:=EXACT([.K65];[.L6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unter H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 BPNODE_SEND_STORAGE_HK <text:s text:c="17"/>(44)</text:p>
          </table:table-cell>
          <table:table-cell/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office:value-type="string" calcext:value-type="string">
            <text:p>SendStorageHk</text:p>
          </table:table-cell>
          <table:table-cell table:formula="of:=RIGHT([.J66];LEN([.J66])-7)" office:value-type="string" office:string-value="SendStorageHk" calcext:value-type="string">
            <text:p>SendStorageHk</text:p>
          </table:table-cell>
          <table:table-cell table:style-name="ce9" table:formula="of:=EXACT([.K66];[.L6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Channel/Contact Status H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nd Channel/Contact Status HK</text:p>
          </table:table-cell>
          <table:table-cell/>
          <table:table-cell office:value-type="string" calcext:value-type="string">
            <text:p>#define BPNODE_SEND_CHANNEL_CONTACT_STAT_HK_CC <text:s/>(45)</text:p>
          </table:table-cell>
          <table:table-cell/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office:value-type="string" calcext:value-type="string">
            <text:p>SendChannelContactStatHkCmd</text:p>
          </table:table-cell>
          <table:table-cell table:formula="of:=RIGHT([.J67];LEN([.J67])-7)" office:value-type="string" office:string-value="SendChannelContactStatHkCmd" calcext:value-type="string">
            <text:p>SendChannelContactStatHkCmd</text:p>
          </table:table-cell>
          <table:table-cell table:style-name="ce9" table:formula="of:=EXACT([.K67];[.L6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o-Operation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string" calcext:value-type="string">
            <text:p>#endif /* BPNODE_FCNCODES_H */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-gen" table:style-name="ta2">
        <office:forms form:automatic-focus="false" form:apply-design-mode="false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 table:style-name="Default" office:value-type="string" calcext:value-type="string">
            <text:p>Noop</text:p>
          </table:table-cell>
          <table:table-cell office:value-type="string" calcext:value-type="string">
            <text:p>This function processes a noop command.</text:p>
          </table:table-cell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ll Applications</text:p>
          </table:table-cell>
          <table:table-cell office:value-type="string" calcext:value-type="string">
            <text:p>This function adds all defined applications.</text:p>
          </table:table-cell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art All Applications</text:p>
          </table:table-cell>
          <table:table-cell office:value-type="string" calcext:value-type="string">
            <text:p>This function starts all applications</text:p>
          </table:table-cell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Verify Bundle Storage</text:p>
          </table:table-cell>
          <table:table-cell office:value-type="string" calcext:value-type="string">
            <text:p>This function verifies bundle storage.</text:p>
          </table:table-cell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Initialize Bundle Storage</text:p>
          </table:table-cell>
          <table:table-cell office:value-type="string" calcext:value-type="string">
            <text:p>This function initializes bundle storage.</text:p>
          </table:table-cell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Verify Bundle Metadata (7.2)</text:p>
          </table:table-cell>
          <table:table-cell office:value-type="string" calcext:value-type="string">
            <text:p>This function verifies stored bundle metadata.</text:p>
          </table:table-cell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build Bundle Metadata</text:p>
          </table:table-cell>
          <table:table-cell office:value-type="string" calcext:value-type="string">
            <text:p>This function rebuilds the cache from stored bundle metadata.</text:p>
          </table:table-cell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lear Volatile</text:p>
          </table:table-cell>
          <table:table-cell office:value-type="string" calcext:value-type="string">
            <text:p>This function clears the cache.</text:p>
          </table:table-cell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load Saved Data (7.2)</text:p>
          </table:table-cell>
          <table:table-cell office:value-type="string" calcext:value-type="string">
            <text:p>This function reloads data saved by modules.</text:p>
          </table:table-cell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All Counters</text:p>
          </table:table-cell>
          <table:table-cell office:value-type="string" calcext:value-type="string">
            <text:p>This function resets all node counters.</text:p>
          </table:table-cell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Counter</text:p>
          </table:table-cell>
          <table:table-cell office:value-type="string" calcext:value-type="string">
            <text:p>This function resets an individual counter.</text:p>
          </table:table-cell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Source Counters</text:p>
          </table:table-cell>
          <table:table-cell office:value-type="string" calcext:value-type="string">
            <text:p>This function resets all counters indexed by Source EID.</text:p>
          </table:table-cell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Bundle Counters</text:p>
          </table:table-cell>
          <table:table-cell office:value-type="string" calcext:value-type="string">
            <text:p>This function resets all bundle counters.</text:p>
          </table:table-cell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Error Counters</text:p>
          </table:table-cell>
          <table:table-cell office:value-type="string" calcext:value-type="string">
            <text:p>This function resets all error counters.</text:p>
          </table:table-cell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pplication</text:p>
          </table:table-cell>
          <table:table-cell office:value-type="string" calcext:value-type="string">
            <text:p>This function adds an application.</text:p>
          </table:table-cell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pplication</text:p>
          </table:table-cell>
          <table:table-cell office:value-type="string" calcext:value-type="string">
            <text:p>This function removes an application.</text:p>
          </table:table-cell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t Registration State</text:p>
          </table:table-cell>
          <table:table-cell office:value-type="string" calcext:value-type="string">
            <text:p>This function sets an application's registration state.</text:p>
          </table:table-cell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art Application</text:p>
          </table:table-cell>
          <table:table-cell office:value-type="string" calcext:value-type="string">
            <text:p>This function starts an application.</text:p>
          </table:table-cell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op Application</text:p>
          </table:table-cell>
          <table:table-cell office:value-type="string" calcext:value-type="string">
            <text:p>This function stops an application.</text:p>
          </table:table-cell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Sources</text:p>
          </table:table-cell>
          <table:table-cell office:value-type="string" calcext:value-type="string">
            <text:p>This function adds one or more authorized Source EIDs.</text:p>
          </table:table-cell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Sources</text:p>
          </table:table-cell>
          <table:table-cell office:value-type="string" calcext:value-type="string">
            <text:p>This function removes one or more authorized Source EIDs.</text:p>
          </table:table-cell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Custody Sources</text:p>
          </table:table-cell>
          <table:table-cell office:value-type="string" calcext:value-type="string">
            <text:p>This function adds one or more authorized custody Source EIDs.</text:p>
          </table:table-cell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Custody Sources</text:p>
          </table:table-cell>
          <table:table-cell office:value-type="string" calcext:value-type="string">
            <text:p>This function removes one or more authorized custody Source EIDs.</text:p>
          </table:table-cell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Custodians</text:p>
          </table:table-cell>
          <table:table-cell office:value-type="string" calcext:value-type="string">
            <text:p>This function adds one or more authorized custodian EIDs.</text:p>
          </table:table-cell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Custodians</text:p>
          </table:table-cell>
          <table:table-cell office:value-type="string" calcext:value-type="string">
            <text:p>This function removes one or more auhorized custodian EIDs.</text:p>
          </table:table-cell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Report-to EID</text:p>
          </table:table-cell>
          <table:table-cell office:value-type="string" calcext:value-type="string">
            <text:p>This function adds an authorized Report-to-EID.</text:p>
          </table:table-cell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Report-to EID</text:p>
          </table:table-cell>
          <table:table-cell office:value-type="string" calcext:value-type="string">
            <text:p>This function removes an authorized Report-to EID.</text:p>
          </table:table-cell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Latency</text:p>
          </table:table-cell>
          <table:table-cell office:value-type="string" calcext:value-type="string">
            <text:p>This function <text:s/>adds a latency (low, medium, high) to a bundle queue.</text:p>
          </table:table-cell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Latency</text:p>
          </table:table-cell>
          <table:table-cell office:value-type="string" calcext:value-type="string">
            <text:p>This function removes a latency from a bundle queue.</text:p>
          </table:table-cell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etup</text:p>
          </table:table-cell>
          <table:table-cell office:value-type="string" calcext:value-type="string">
            <text:p>This function sets up a contact.</text:p>
          </table:table-cell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tart</text:p>
          </table:table-cell>
          <table:table-cell office:value-type="string" calcext:value-type="string">
            <text:p>This function starts a contact.</text:p>
          </table:table-cell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top</text:p>
          </table:table-cell>
          <table:table-cell office:value-type="string" calcext:value-type="string">
            <text:p>This function stops a contact.</text:p>
          </table:table-cell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Teardown</text:p>
          </table:table-cell>
          <table:table-cell office:value-type="string" calcext:value-type="string">
            <text:p>This function tears down a contact.</text:p>
          </table:table-cell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MIB Array Key</text:p>
          </table:table-cell>
          <table:table-cell office:value-type="string" calcext:value-type="string">
            <text:p>This function adds a MIB Array Key.</text:p>
          </table:table-cell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MIB Array Key</text:p>
          </table:table-cell>
          <table:table-cell office:value-type="string" calcext:value-type="string">
            <text:p>This function removes a MIB Array Key.</text:p>
          </table:table-cell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t MIB Item</text:p>
          </table:table-cell>
          <table:table-cell office:value-type="string" calcext:value-type="string">
            <text:p>This function sets the value of a MIB item.</text:p>
          </table:table-cell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Storage Allocation</text:p>
          </table:table-cell>
          <table:table-cell office:value-type="string" calcext:value-type="string">
            <text:p>This function adds a given storage allocation assigned to a given Source EID.</text:p>
          </table:table-cell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Storage Allocation</text:p>
          </table:table-cell>
          <table:table-cell office:value-type="string" calcext:value-type="string">
            <text:p>This function removes a storage allocation by Source EID.</text:p>
          </table:table-cell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Perform Self Test (7.2)</text:p>
          </table:table-cell>
          <table:table-cell office:value-type="string" calcext:value-type="string">
            <text:p>This function performs a BPNode self test.</text:p>
          </table:table-cell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Node MIB Config HK</text:p>
          </table:table-cell>
          <table:table-cell office:value-type="string" calcext:value-type="string">
            <text:p>This function sends Node MIB configuration HK.</text:p>
          </table:table-cell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Per-Source MIB Config HK</text:p>
          </table:table-cell>
          <table:table-cell office:value-type="string" calcext:value-type="string">
            <text:p>This function sends per-source EID MIB configuration HK.</text:p>
          </table:table-cell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Node MIB Counter HK</text:p>
          </table:table-cell>
          <table:table-cell office:value-type="string" calcext:value-type="string">
            <text:p>This function sends MIB counter HK.</text:p>
          </table:table-cell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Per-Source MIB Counter HK</text:p>
          </table:table-cell>
          <table:table-cell office:value-type="string" calcext:value-type="string">
            <text:p>This function sends per-source EID MIB counter HK.</text:p>
          </table:table-cell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Storage HK</text:p>
          </table:table-cell>
          <table:table-cell office:value-type="string" calcext:value-type="string">
            <text:p>This function sends storage HK.</text:p>
          </table:table-cell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Channel/Contact Status HK</text:p>
          </table:table-cell>
          <table:table-cell office:value-type="string" calcext:value-type="string">
            <text:p>This function sends channel/contact status HK.</text:p>
          </table:table-cell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num_str</text:p>
          </table:table-cell>
          <table:table-cell table:style-name="ce2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The column labels are below the columns so that the rows align with the sheet row numbers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asem - Generate command case block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];&quot; &quot;;[.D1])" office:value-type="string" office:string-value="./generate_case BPNODE_NOOP_CC BPNode_NoopCmd" calcext:value-type="string">
            <text:p>./generate_case 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];&quot; &quot;;[.D2])" office:value-type="string" office:string-value="./generate_case BPNODE_ADD_ALL_APPLICATIONS_CC BPNode_AddAllApplicationsCmd" calcext:value-type="string">
            <text:p>./generate_case 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];&quot; &quot;;[.D3])" office:value-type="string" office:string-value="./generate_case BPNODE_START_ALL_APPLICATIONS_CC BPNode_StartAllApplicationsCmd" calcext:value-type="string">
            <text:p>./generate_case 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];&quot; &quot;;[.D4])" office:value-type="string" office:string-value="./generate_case BPNODE_VERIFY_BUNDLE_STORAGE_CC BPNode_VerifyBundleStorageCmd" calcext:value-type="string">
            <text:p>./generate_case 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5];&quot; &quot;;[.D5])" office:value-type="string" office:string-value="./generate_case BPNODE_INIT_BUNDLE_STORAGE_CC BPNode_InitBundleStorageCmd" calcext:value-type="string">
            <text:p>./generate_case 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6];&quot; &quot;;[.D6])" office:value-type="string" office:string-value="./generate_case BPNODE_VERIFY_BUNDLE_METADATA_CC BPNode_VerifyBundleMetadataCmd" calcext:value-type="string">
            <text:p>./generate_case 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7];&quot; &quot;;[.D7])" office:value-type="string" office:string-value="./generate_case BPNODE_REBUILD_BUNDLE_METADATA_CC BPNode_RebuildBundleMetadataCmd" calcext:value-type="string">
            <text:p>./generate_case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8];&quot; &quot;;[.D8])" office:value-type="string" office:string-value="./generate_case BPNODE_CLEAR_VOLATILE_CC BPNode_ClearVolatileCmd" calcext:value-type="string">
            <text:p>./generate_case 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9];&quot; &quot;;[.D9])" office:value-type="string" office:string-value="./generate_case BPNODE_RELOAD_SAVED_DATA_CC BPNode_ReloadSavedDataCmd" calcext:value-type="string">
            <text:p>./generate_case 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0];&quot; &quot;;[.D10])" office:value-type="string" office:string-value="./generate_case BPNODE_RESET_ALL_COUNTERS_CC BPNode_ResetAllCountersCmd" calcext:value-type="string">
            <text:p>./generate_case 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1];&quot; &quot;;[.D11])" office:value-type="string" office:string-value="./generate_case BPNODE_RESET_COUNTER_CC BPNode_ResetCounterCmd" calcext:value-type="string">
            <text:p>./generate_case 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2];&quot; &quot;;[.D12])" office:value-type="string" office:string-value="./generate_case BPNODE_RESET_SOURCE_COUNTERS_CC BPNode_ResetSourceCountersCmd" calcext:value-type="string">
            <text:p>./generate_case 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3];&quot; &quot;;[.D13])" office:value-type="string" office:string-value="./generate_case BPNODE_RESET_BUNDLE_COUNTERS_CC BPNode_ResetBundleCountersCmd" calcext:value-type="string">
            <text:p>./generate_case 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4];&quot; &quot;;[.D14])" office:value-type="string" office:string-value="./generate_case BPNODE_RESET_ERROR_COUNTERS_CC BPNode_ResetErrorCountersCmd" calcext:value-type="string">
            <text:p>./generate_case 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5];&quot; &quot;;[.D15])" office:value-type="string" office:string-value="./generate_case BPNODE_ADD_APPLICATION_CC BPNode_AddApplicationCmd" calcext:value-type="string">
            <text:p>./generate_case 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6];&quot; &quot;;[.D16])" office:value-type="string" office:string-value="./generate_case BPNODE_REMOVE_APPLICATION_CC BPNode_RemoveApplicationCmd" calcext:value-type="string">
            <text:p>./generate_case 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7];&quot; &quot;;[.D17])" office:value-type="string" office:string-value="./generate_case BPNODE_SET_REGISTRATION_STATE_CC BPNode_SetRegistrationStateCmd" calcext:value-type="string">
            <text:p>./generate_case 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8];&quot; &quot;;[.D18])" office:value-type="string" office:string-value="./generate_case BPNODE_START_APPLICATION_CC BPNode_StartApplicationCmd" calcext:value-type="string">
            <text:p>./generate_case 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9];&quot; &quot;;[.D19])" office:value-type="string" office:string-value="./generate_case BPNODE_STOP_APPLICATION_CC BPNode_StopApplicationCmd" calcext:value-type="string">
            <text:p>./generate_case 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0];&quot; &quot;;[.D20])" office:value-type="string" office:string-value="./generate_case BPNODE_ADD_AUTH_SOURCES_CC BPNode_AddAuthSourcesCmd" calcext:value-type="string">
            <text:p>./generate_case 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1];&quot; &quot;;[.D21])" office:value-type="string" office:string-value="./generate_case BPNODE_REMOVE_AUTH_SOURCES_CC BPNode_RemoveAuthSourcesCmd" calcext:value-type="string">
            <text:p>./generate_case 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2];&quot; &quot;;[.D22])" office:value-type="string" office:string-value="./generate_case BPNODE_ADD_AUTH_CUSTODY_SOURCES_CC BPNode_AddAuthCustodySourcesCmd" calcext:value-type="string">
            <text:p>./generate_case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3];&quot; &quot;;[.D23])" office:value-type="string" office:string-value="./generate_case BPNODE_REMOVE_AUTH_CUSTODY_SOURCES_CC BPNode_RemoveAuthCustodySourcesCmd" calcext:value-type="string">
            <text:p>./generate_case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4];&quot; &quot;;[.D24])" office:value-type="string" office:string-value="./generate_case BPNODE_ADD_AUTH_CUSTODIANS_CC BPNode_AddAuthCustodiansCmd" calcext:value-type="string">
            <text:p>./generate_case 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5];&quot; &quot;;[.D25])" office:value-type="string" office:string-value="./generate_case BPNODE_REMOVE_AUTH_CUSTODIANS_CC BPNode_RemoveAuthCustodiansCmd" calcext:value-type="string">
            <text:p>./generate_case 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6];&quot; &quot;;[.D26])" office:value-type="string" office:string-value="./generate_case BPNODE_ADD_AUTH_REPORT_TO_EID_CC BPNode_AddAuthReportToEidCmd" calcext:value-type="string">
            <text:p>./generate_case 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7];&quot; &quot;;[.D27])" office:value-type="string" office:string-value="./generate_case BPNODE_REMOVE_AUTH_REPORT_TO_EID_CC BPNode_RemoveAuthReportToEidCmd" calcext:value-type="string">
            <text:p>./generate_case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8];&quot; &quot;;[.D28])" office:value-type="string" office:string-value="./generate_case BPNODE_ADD_LATENCY_CC BPNode_AddLatencyCmd" calcext:value-type="string">
            <text:p>./generate_case 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9];&quot; &quot;;[.D29])" office:value-type="string" office:string-value="./generate_case BPNODE_REMOVE_LATENCY_CC BPNode_RemoveLatencyCmd" calcext:value-type="string">
            <text:p>./generate_case 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0];&quot; &quot;;[.D30])" office:value-type="string" office:string-value="./generate_case BPNODE_CONTACT_SETUP_CC BPNode_ContactSetupCmd" calcext:value-type="string">
            <text:p>./generate_case 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1];&quot; &quot;;[.D31])" office:value-type="string" office:string-value="./generate_case BPNODE_CONTACT_START_CC BPNode_ContactStartCmd" calcext:value-type="string">
            <text:p>./generate_case 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2];&quot; &quot;;[.D32])" office:value-type="string" office:string-value="./generate_case BPNODE_CONTACT_STOP_CC BPNode_ContactStopCmd" calcext:value-type="string">
            <text:p>./generate_case 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3];&quot; &quot;;[.D33])" office:value-type="string" office:string-value="./generate_case BPNODE_CONTACT_TEARDOWN_CC BPNode_ContactTeardownCmd" calcext:value-type="string">
            <text:p>./generate_case 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4];&quot; &quot;;[.D34])" office:value-type="string" office:string-value="./generate_case BPNODE_ADD_MIB_ARRAY_KEY_CC BPNode_AddMibArrayKeyCmd" calcext:value-type="string">
            <text:p>./generate_case 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5];&quot; &quot;;[.D35])" office:value-type="string" office:string-value="./generate_case BPNODE_REMOVE_MIB_ARRAY_KEY_CC BPNode_RemoveMibArrayKeyCmd" calcext:value-type="string">
            <text:p>./generate_case 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6];&quot; &quot;;[.D36])" office:value-type="string" office:string-value="./generate_case BPNODE_SET_MIB_ITEM_CC BPNode_SetMibItemCmd" calcext:value-type="string">
            <text:p>./generate_case 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7];&quot; &quot;;[.D37])" office:value-type="string" office:string-value="./generate_case BPNODE_ADD_STORAGE_ALLOCATION_CC BPNode_AddStorageAllocationCmd" calcext:value-type="string">
            <text:p>./generate_case 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8];&quot; &quot;;[.D38])" office:value-type="string" office:string-value="./generate_case BPNODE_REMOVE_STORAGE_ALLOCATION_CC BPNode_RemoveStorageAllocationCmd" calcext:value-type="string">
            <text:p>./generate_case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9];&quot; &quot;;[.D39])" office:value-type="string" office:string-value="./generate_case BPNODE_PERFORM_SELF_TEST_CC BPNode_PerformSelfTestCmd" calcext:value-type="string">
            <text:p>./generate_case 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0];&quot; &quot;;[.D40])" office:value-type="string" office:string-value="./generate_case BPNODE_SEND_NODE_MIB_CONFIG_HK_CC BPNode_SendNodeMibConfigHkCmd" calcext:value-type="string">
            <text:p>./generate_case 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1];&quot; &quot;;[.D41])" office:value-type="string" office:string-value="./generate_case BPNODE_SEND_SOURCE_MIB_CONFIG_HK_CC BPNode_SendSourceMibConfigHkCmd" calcext:value-type="string">
            <text:p>./generate_case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2];&quot; &quot;;[.D42])" office:value-type="string" office:string-value="./generate_case BPNODE_SEND_NODE_MIB_COUNTERS_HK_CC BPNode_SendNodeMibCountersHkCmd" calcext:value-type="string">
            <text:p>./generate_case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3];&quot; &quot;;[.D43])" office:value-type="string" office:string-value="./generate_case BPNODE_SEND_SOURCE_MIB_COUNTERS_HK_CC BPNode_SendSourceMibCountersHkCmd" calcext:value-type="string">
            <text:p>./generate_case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4];&quot; &quot;;[.D44])" office:value-type="string" office:string-value="./generate_case BPNODE_SEND_STORAGE_HK BPNode_SendStorageHk" calcext:value-type="string">
            <text:p>./generate_case 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5];&quot; &quot;;[.D45])" office:value-type="string" office:string-value="./generate_case BPNODE_SEND_CHANNEL_CONTACT_STAT_HK_CC BPNode_SendChannelContactStatHkCmd" calcext:value-type="string">
            <text:p>./generate_case 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mdem - Generate command function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];&quot;&quot;&quot; &quot;;&quot; &quot;;[.C1];&quot; &quot;;[.D1])" office:value-type="string" office:string-value="./generate_cmd &quot;Noop&quot;  BPNODE_NOOP_CC BPNode_NoopCmd" calcext:value-type="string">
            <text:p>./generate_cmd "Noop" <text:s/>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];&quot;&quot;&quot; &quot;;&quot; &quot;;[.C2];&quot; &quot;;[.D2])" office:value-type="string" office:string-value="./generate_cmd &quot;Add All Applications&quot;  BPNODE_ADD_ALL_APPLICATIONS_CC BPNode_AddAllApplicationsCmd" calcext:value-type="string">
            <text:p>./generate_cmd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];&quot;&quot;&quot; &quot;;&quot; &quot;;[.C3];&quot; &quot;;[.D3])" office:value-type="string" office:string-value="./generate_cmd &quot;Start All Applications&quot;  BPNODE_START_ALL_APPLICATIONS_CC BPNode_StartAllApplicationsCmd" calcext:value-type="string">
            <text:p>./generate_cmd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];&quot;&quot;&quot; &quot;;&quot; &quot;;[.C4];&quot; &quot;;[.D4])" office:value-type="string" office:string-value="./generate_cmd &quot;Verify Bundle Storage&quot;  BPNODE_VERIFY_BUNDLE_STORAGE_CC BPNode_VerifyBundleStorageCmd" calcext:value-type="string">
            <text:p>./generate_cmd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5];&quot;&quot;&quot; &quot;;&quot; &quot;;[.C5];&quot; &quot;;[.D5])" office:value-type="string" office:string-value="./generate_cmd &quot;Initialize Bundle Storage&quot;  BPNODE_INIT_BUNDLE_STORAGE_CC BPNode_InitBundleStorageCmd" calcext:value-type="string">
            <text:p>./generate_cmd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6];&quot;&quot;&quot; &quot;;&quot; &quot;;[.C6];&quot; &quot;;[.D6])" office:value-type="string" office:string-value="./generate_cmd &quot;Verify Bundle Metadata (7.2)&quot;  BPNODE_VERIFY_BUNDLE_METADATA_CC BPNode_VerifyBundleMetadataCmd" calcext:value-type="string">
            <text:p>./generate_cmd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7];&quot;&quot;&quot; &quot;;&quot; &quot;;[.C7];&quot; &quot;;[.D7])" office:value-type="string" office:string-value="./generate_cmd &quot;Rebuild Bundle Metadata&quot;  BPNODE_REBUILD_BUNDLE_METADATA_CC BPNode_RebuildBundleMetadataCmd" calcext:value-type="string">
            <text:p>./generate_cmd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8];&quot;&quot;&quot; &quot;;&quot; &quot;;[.C8];&quot; &quot;;[.D8])" office:value-type="string" office:string-value="./generate_cmd &quot;Clear Volatile&quot;  BPNODE_CLEAR_VOLATILE_CC BPNode_ClearVolatileCmd" calcext:value-type="string">
            <text:p>./generate_cmd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9];&quot;&quot;&quot; &quot;;&quot; &quot;;[.C9];&quot; &quot;;[.D9])" office:value-type="string" office:string-value="./generate_cmd &quot;Reload Saved Data (7.2)&quot;  BPNODE_RELOAD_SAVED_DATA_CC BPNode_ReloadSavedDataCmd" calcext:value-type="string">
            <text:p>./generate_cmd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0];&quot;&quot;&quot; &quot;;&quot; &quot;;[.C10];&quot; &quot;;[.D10])" office:value-type="string" office:string-value="./generate_cmd &quot;Reset All Counters&quot;  BPNODE_RESET_ALL_COUNTERS_CC BPNode_ResetAllCountersCmd" calcext:value-type="string">
            <text:p>./generate_cmd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1];&quot;&quot;&quot; &quot;;&quot; &quot;;[.C11];&quot; &quot;;[.D11])" office:value-type="string" office:string-value="./generate_cmd &quot;Reset Counter&quot;  BPNODE_RESET_COUNTER_CC BPNode_ResetCounterCmd" calcext:value-type="string">
            <text:p>./generate_cmd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2];&quot;&quot;&quot; &quot;;&quot; &quot;;[.C12];&quot; &quot;;[.D12])" office:value-type="string" office:string-value="./generate_cmd &quot;Reset Source Counters&quot;  BPNODE_RESET_SOURCE_COUNTERS_CC BPNode_ResetSourceCountersCmd" calcext:value-type="string">
            <text:p>./generate_cmd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3];&quot;&quot;&quot; &quot;;&quot; &quot;;[.C13];&quot; &quot;;[.D13])" office:value-type="string" office:string-value="./generate_cmd &quot;Reset Bundle Counters&quot;  BPNODE_RESET_BUNDLE_COUNTERS_CC BPNode_ResetBundleCountersCmd" calcext:value-type="string">
            <text:p>./generate_cmd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4];&quot;&quot;&quot; &quot;;&quot; &quot;;[.C14];&quot; &quot;;[.D14])" office:value-type="string" office:string-value="./generate_cmd &quot;Reset Error Counters&quot;  BPNODE_RESET_ERROR_COUNTERS_CC BPNode_ResetErrorCountersCmd" calcext:value-type="string">
            <text:p>./generate_cmd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5];&quot;&quot;&quot; &quot;;&quot; &quot;;[.C15];&quot; &quot;;[.D15])" office:value-type="string" office:string-value="./generate_cmd &quot;Add Application&quot;  BPNODE_ADD_APPLICATION_CC BPNode_AddApplicationCmd" calcext:value-type="string">
            <text:p>./generate_cmd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6];&quot;&quot;&quot; &quot;;&quot; &quot;;[.C16];&quot; &quot;;[.D16])" office:value-type="string" office:string-value="./generate_cmd &quot;Remove Application&quot;  BPNODE_REMOVE_APPLICATION_CC BPNode_RemoveApplicationCmd" calcext:value-type="string">
            <text:p>./generate_cmd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7];&quot;&quot;&quot; &quot;;&quot; &quot;;[.C17];&quot; &quot;;[.D17])" office:value-type="string" office:string-value="./generate_cmd &quot;Set Registration State&quot;  BPNODE_SET_REGISTRATION_STATE_CC BPNode_SetRegistrationStateCmd" calcext:value-type="string">
            <text:p>./generate_cmd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8];&quot;&quot;&quot; &quot;;&quot; &quot;;[.C18];&quot; &quot;;[.D18])" office:value-type="string" office:string-value="./generate_cmd &quot;Start Application&quot;  BPNODE_START_APPLICATION_CC BPNode_StartApplicationCmd" calcext:value-type="string">
            <text:p>./generate_cmd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9];&quot;&quot;&quot; &quot;;&quot; &quot;;[.C19];&quot; &quot;;[.D19])" office:value-type="string" office:string-value="./generate_cmd &quot;Stop Application&quot;  BPNODE_STOP_APPLICATION_CC BPNode_StopApplicationCmd" calcext:value-type="string">
            <text:p>./generate_cmd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0];&quot;&quot;&quot; &quot;;&quot; &quot;;[.C20];&quot; &quot;;[.D20])" office:value-type="string" office:string-value="./generate_cmd &quot;Add Authorized Sources&quot;  BPNODE_ADD_AUTH_SOURCES_CC BPNode_AddAuthSourcesCmd" calcext:value-type="string">
            <text:p>./generate_cmd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1];&quot;&quot;&quot; &quot;;&quot; &quot;;[.C21];&quot; &quot;;[.D21])" office:value-type="string" office:string-value="./generate_cmd &quot;Remove Authorized Sources&quot;  BPNODE_REMOVE_AUTH_SOURCES_CC BPNode_RemoveAuthSourcesCmd" calcext:value-type="string">
            <text:p>./generate_cmd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2];&quot;&quot;&quot; &quot;;&quot; &quot;;[.C22];&quot; &quot;;[.D22])" office:value-type="string" office:string-value="./generate_cmd &quot;Add Authorized Custody Sources&quot;  BPNODE_ADD_AUTH_CUSTODY_SOURCES_CC BPNode_AddAuthCustodySourcesCmd" calcext:value-type="string">
            <text:p>./generate_cmd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3];&quot;&quot;&quot; &quot;;&quot; &quot;;[.C23];&quot; &quot;;[.D23])" office:value-type="string" office:string-value="./generate_cmd &quot;Remove Authorized Custody Sources&quot;  BPNODE_REMOVE_AUTH_CUSTODY_SOURCES_CC BPNode_RemoveAuthCustodySourcesCmd" calcext:value-type="string">
            <text:p>./generate_cmd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4];&quot;&quot;&quot; &quot;;&quot; &quot;;[.C24];&quot; &quot;;[.D24])" office:value-type="string" office:string-value="./generate_cmd &quot;Add Authorized Custodians&quot;  BPNODE_ADD_AUTH_CUSTODIANS_CC BPNode_AddAuthCustodiansCmd" calcext:value-type="string">
            <text:p>./generate_cmd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5];&quot;&quot;&quot; &quot;;&quot; &quot;;[.C25];&quot; &quot;;[.D25])" office:value-type="string" office:string-value="./generate_cmd &quot;Remove Authorized Custodians&quot;  BPNODE_REMOVE_AUTH_CUSTODIANS_CC BPNode_RemoveAuthCustodiansCmd" calcext:value-type="string">
            <text:p>./generate_cmd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6];&quot;&quot;&quot; &quot;;&quot; &quot;;[.C26];&quot; &quot;;[.D26])" office:value-type="string" office:string-value="./generate_cmd &quot;Add Authorized Report-to EID&quot;  BPNODE_ADD_AUTH_REPORT_TO_EID_CC BPNode_AddAuthReportToEidCmd" calcext:value-type="string">
            <text:p>./generate_cmd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7];&quot;&quot;&quot; &quot;;&quot; &quot;;[.C27];&quot; &quot;;[.D27])" office:value-type="string" office:string-value="./generate_cmd &quot;Remove Authorized Report-to EID&quot;  BPNODE_REMOVE_AUTH_REPORT_TO_EID_CC BPNode_RemoveAuthReportToEidCmd" calcext:value-type="string">
            <text:p>./generate_cmd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8];&quot;&quot;&quot; &quot;;&quot; &quot;;[.C28];&quot; &quot;;[.D28])" office:value-type="string" office:string-value="./generate_cmd &quot;Add Latency&quot;  BPNODE_ADD_LATENCY_CC BPNode_AddLatencyCmd" calcext:value-type="string">
            <text:p>./generate_cmd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9];&quot;&quot;&quot; &quot;;&quot; &quot;;[.C29];&quot; &quot;;[.D29])" office:value-type="string" office:string-value="./generate_cmd &quot;Remove Latency&quot;  BPNODE_REMOVE_LATENCY_CC BPNode_RemoveLatencyCmd" calcext:value-type="string">
            <text:p>./generate_cmd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0];&quot;&quot;&quot; &quot;;&quot; &quot;;[.C30];&quot; &quot;;[.D30])" office:value-type="string" office:string-value="./generate_cmd &quot;Contact Setup&quot;  BPNODE_CONTACT_SETUP_CC BPNode_ContactSetupCmd" calcext:value-type="string">
            <text:p>./generate_cmd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1];&quot;&quot;&quot; &quot;;&quot; &quot;;[.C31];&quot; &quot;;[.D31])" office:value-type="string" office:string-value="./generate_cmd &quot;Contact Start&quot;  BPNODE_CONTACT_START_CC BPNode_ContactStartCmd" calcext:value-type="string">
            <text:p>./generate_cmd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2];&quot;&quot;&quot; &quot;;&quot; &quot;;[.C32];&quot; &quot;;[.D32])" office:value-type="string" office:string-value="./generate_cmd &quot;Contact Stop&quot;  BPNODE_CONTACT_STOP_CC BPNode_ContactStopCmd" calcext:value-type="string">
            <text:p>./generate_cmd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3];&quot;&quot;&quot; &quot;;&quot; &quot;;[.C33];&quot; &quot;;[.D33])" office:value-type="string" office:string-value="./generate_cmd &quot;Contact Teardown&quot;  BPNODE_CONTACT_TEARDOWN_CC BPNode_ContactTeardownCmd" calcext:value-type="string">
            <text:p>./generate_cmd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4];&quot;&quot;&quot; &quot;;&quot; &quot;;[.C34];&quot; &quot;;[.D34])" office:value-type="string" office:string-value="./generate_cmd &quot;Add MIB Array Key&quot;  BPNODE_ADD_MIB_ARRAY_KEY_CC BPNode_AddMibArrayKeyCmd" calcext:value-type="string">
            <text:p>./generate_cmd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5];&quot;&quot;&quot; &quot;;&quot; &quot;;[.C35];&quot; &quot;;[.D35])" office:value-type="string" office:string-value="./generate_cmd &quot;Remove MIB Array Key&quot;  BPNODE_REMOVE_MIB_ARRAY_KEY_CC BPNode_RemoveMibArrayKeyCmd" calcext:value-type="string">
            <text:p>./generate_cmd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6];&quot;&quot;&quot; &quot;;&quot; &quot;;[.C36];&quot; &quot;;[.D36])" office:value-type="string" office:string-value="./generate_cmd &quot;Set MIB Item&quot;  BPNODE_SET_MIB_ITEM_CC BPNode_SetMibItemCmd" calcext:value-type="string">
            <text:p>./generate_cmd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7];&quot;&quot;&quot; &quot;;&quot; &quot;;[.C37];&quot; &quot;;[.D37])" office:value-type="string" office:string-value="./generate_cmd &quot;Add Storage Allocation&quot;  BPNODE_ADD_STORAGE_ALLOCATION_CC BPNode_AddStorageAllocationCmd" calcext:value-type="string">
            <text:p>./generate_cmd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8];&quot;&quot;&quot; &quot;;&quot; &quot;;[.C38];&quot; &quot;;[.D38])" office:value-type="string" office:string-value="./generate_cmd &quot;Remove Storage Allocation&quot;  BPNODE_REMOVE_STORAGE_ALLOCATION_CC BPNode_RemoveStorageAllocationCmd" calcext:value-type="string">
            <text:p>./generate_cmd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9];&quot;&quot;&quot; &quot;;&quot; &quot;;[.C39];&quot; &quot;;[.D39])" office:value-type="string" office:string-value="./generate_cmd &quot;Perform Self Test (7.2)&quot;  BPNODE_PERFORM_SELF_TEST_CC BPNode_PerformSelfTestCmd" calcext:value-type="string">
            <text:p>./generate_cmd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0];&quot;&quot;&quot; &quot;;&quot; &quot;;[.C40];&quot; &quot;;[.D40])" office:value-type="string" office:string-value="./generate_cmd &quot;Send Node MIB Config HK&quot;  BPNODE_SEND_NODE_MIB_CONFIG_HK_CC BPNode_SendNodeMibConfigHkCmd" calcext:value-type="string">
            <text:p>./generate_cmd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1];&quot;&quot;&quot; &quot;;&quot; &quot;;[.C41];&quot; &quot;;[.D41])" office:value-type="string" office:string-value="./generate_cmd &quot;Send Per-Source MIB Config HK&quot;  BPNODE_SEND_SOURCE_MIB_CONFIG_HK_CC BPNode_SendSourceMibConfigHkCmd" calcext:value-type="string">
            <text:p>./generate_cmd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2];&quot;&quot;&quot; &quot;;&quot; &quot;;[.C42];&quot; &quot;;[.D42])" office:value-type="string" office:string-value="./generate_cmd &quot;Send Node MIB Counter HK&quot;  BPNODE_SEND_NODE_MIB_COUNTERS_HK_CC BPNode_SendNodeMibCountersHkCmd" calcext:value-type="string">
            <text:p>./generate_cmd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3];&quot;&quot;&quot; &quot;;&quot; &quot;;[.C43];&quot; &quot;;[.D43])" office:value-type="string" office:string-value="./generate_cmd &quot;Send Per-Source MIB Counter HK&quot;  BPNODE_SEND_SOURCE_MIB_COUNTERS_HK_CC BPNode_SendSourceMibCountersHkCmd" calcext:value-type="string">
            <text:p>./generate_cmd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4];&quot;&quot;&quot; &quot;;&quot; &quot;;[.C44];&quot; &quot;;[.D44])" office:value-type="string" office:string-value="./generate_cmd &quot;Send Storage HK&quot;  BPNODE_SEND_STORAGE_HK BPNode_SendStorageHk" calcext:value-type="string">
            <text:p>./generate_cmd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5];&quot;&quot;&quot; &quot;;&quot; &quot;;[.C45];&quot; &quot;;[.D45])" office:value-type="string" office:string-value="./generate_cmd &quot;Send Channel/Contact Status HK&quot;  BPNODE_SEND_CHANNEL_CONTACT_STAT_HK_CC BPNode_SendChannelContactStatHkCmd" calcext:value-type="string">
            <text:p>./generate_cmd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typedefem - Generate data structure typedefs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];&quot;&quot;&quot; &quot;;&quot; &quot;;[.C1];&quot; &quot;;[.D1])" office:value-type="string" office:string-value="./generate_typedef &quot;Noop&quot;  BPNODE_NOOP_CC BPNode_NoopCmd" calcext:value-type="string">
            <text:p>./generate_typedef "Noop" <text:s/>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];&quot;&quot;&quot; &quot;;&quot; &quot;;[.C2];&quot; &quot;;[.D2])" office:value-type="string" office:string-value="./generate_typedef &quot;Add All Applications&quot;  BPNODE_ADD_ALL_APPLICATIONS_CC BPNode_AddAllApplicationsCmd" calcext:value-type="string">
            <text:p>./generate_typedef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];&quot;&quot;&quot; &quot;;&quot; &quot;;[.C3];&quot; &quot;;[.D3])" office:value-type="string" office:string-value="./generate_typedef &quot;Start All Applications&quot;  BPNODE_START_ALL_APPLICATIONS_CC BPNode_StartAllApplicationsCmd" calcext:value-type="string">
            <text:p>./generate_typedef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];&quot;&quot;&quot; &quot;;&quot; &quot;;[.C4];&quot; &quot;;[.D4])" office:value-type="string" office:string-value="./generate_typedef &quot;Verify Bundle Storage&quot;  BPNODE_VERIFY_BUNDLE_STORAGE_CC BPNode_VerifyBundleStorageCmd" calcext:value-type="string">
            <text:p>./generate_typedef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5];&quot;&quot;&quot; &quot;;&quot; &quot;;[.C5];&quot; &quot;;[.D5])" office:value-type="string" office:string-value="./generate_typedef &quot;Initialize Bundle Storage&quot;  BPNODE_INIT_BUNDLE_STORAGE_CC BPNode_InitBundleStorageCmd" calcext:value-type="string">
            <text:p>./generate_typedef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6];&quot;&quot;&quot; &quot;;&quot; &quot;;[.C6];&quot; &quot;;[.D6])" office:value-type="string" office:string-value="./generate_typedef &quot;Verify Bundle Metadata (7.2)&quot;  BPNODE_VERIFY_BUNDLE_METADATA_CC BPNode_VerifyBundleMetadataCmd" calcext:value-type="string">
            <text:p>./generate_typedef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7];&quot;&quot;&quot; &quot;;&quot; &quot;;[.C7];&quot; &quot;;[.D7])" office:value-type="string" office:string-value="./generate_typedef &quot;Rebuild Bundle Metadata&quot;  BPNODE_REBUILD_BUNDLE_METADATA_CC BPNode_RebuildBundleMetadataCmd" calcext:value-type="string">
            <text:p>./generate_typedef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8];&quot;&quot;&quot; &quot;;&quot; &quot;;[.C8];&quot; &quot;;[.D8])" office:value-type="string" office:string-value="./generate_typedef &quot;Clear Volatile&quot;  BPNODE_CLEAR_VOLATILE_CC BPNode_ClearVolatileCmd" calcext:value-type="string">
            <text:p>./generate_typedef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9];&quot;&quot;&quot; &quot;;&quot; &quot;;[.C9];&quot; &quot;;[.D9])" office:value-type="string" office:string-value="./generate_typedef &quot;Reload Saved Data (7.2)&quot;  BPNODE_RELOAD_SAVED_DATA_CC BPNode_ReloadSavedDataCmd" calcext:value-type="string">
            <text:p>./generate_typedef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0];&quot;&quot;&quot; &quot;;&quot; &quot;;[.C10];&quot; &quot;;[.D10])" office:value-type="string" office:string-value="./generate_typedef &quot;Reset All Counters&quot;  BPNODE_RESET_ALL_COUNTERS_CC BPNode_ResetAllCountersCmd" calcext:value-type="string">
            <text:p>./generate_typedef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1];&quot;&quot;&quot; &quot;;&quot; &quot;;[.C11];&quot; &quot;;[.D11])" office:value-type="string" office:string-value="./generate_typedef &quot;Reset Counter&quot;  BPNODE_RESET_COUNTER_CC BPNode_ResetCounterCmd" calcext:value-type="string">
            <text:p>./generate_typedef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2];&quot;&quot;&quot; &quot;;&quot; &quot;;[.C12];&quot; &quot;;[.D12])" office:value-type="string" office:string-value="./generate_typedef &quot;Reset Source Counters&quot;  BPNODE_RESET_SOURCE_COUNTERS_CC BPNode_ResetSourceCountersCmd" calcext:value-type="string">
            <text:p>./generate_typedef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3];&quot;&quot;&quot; &quot;;&quot; &quot;;[.C13];&quot; &quot;;[.D13])" office:value-type="string" office:string-value="./generate_typedef &quot;Reset Bundle Counters&quot;  BPNODE_RESET_BUNDLE_COUNTERS_CC BPNode_ResetBundleCountersCmd" calcext:value-type="string">
            <text:p>./generate_typedef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4];&quot;&quot;&quot; &quot;;&quot; &quot;;[.C14];&quot; &quot;;[.D14])" office:value-type="string" office:string-value="./generate_typedef &quot;Reset Error Counters&quot;  BPNODE_RESET_ERROR_COUNTERS_CC BPNode_ResetErrorCountersCmd" calcext:value-type="string">
            <text:p>./generate_typedef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5];&quot;&quot;&quot; &quot;;&quot; &quot;;[.C15];&quot; &quot;;[.D15])" office:value-type="string" office:string-value="./generate_typedef &quot;Add Application&quot;  BPNODE_ADD_APPLICATION_CC BPNode_AddApplicationCmd" calcext:value-type="string">
            <text:p>./generate_typedef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6];&quot;&quot;&quot; &quot;;&quot; &quot;;[.C16];&quot; &quot;;[.D16])" office:value-type="string" office:string-value="./generate_typedef &quot;Remove Application&quot;  BPNODE_REMOVE_APPLICATION_CC BPNode_RemoveApplicationCmd" calcext:value-type="string">
            <text:p>./generate_typedef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7];&quot;&quot;&quot; &quot;;&quot; &quot;;[.C17];&quot; &quot;;[.D17])" office:value-type="string" office:string-value="./generate_typedef &quot;Set Registration State&quot;  BPNODE_SET_REGISTRATION_STATE_CC BPNode_SetRegistrationStateCmd" calcext:value-type="string">
            <text:p>./generate_typedef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8];&quot;&quot;&quot; &quot;;&quot; &quot;;[.C18];&quot; &quot;;[.D18])" office:value-type="string" office:string-value="./generate_typedef &quot;Start Application&quot;  BPNODE_START_APPLICATION_CC BPNode_StartApplicationCmd" calcext:value-type="string">
            <text:p>./generate_typedef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9];&quot;&quot;&quot; &quot;;&quot; &quot;;[.C19];&quot; &quot;;[.D19])" office:value-type="string" office:string-value="./generate_typedef &quot;Stop Application&quot;  BPNODE_STOP_APPLICATION_CC BPNode_StopApplicationCmd" calcext:value-type="string">
            <text:p>./generate_typedef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0];&quot;&quot;&quot; &quot;;&quot; &quot;;[.C20];&quot; &quot;;[.D20])" office:value-type="string" office:string-value="./generate_typedef &quot;Add Authorized Sources&quot;  BPNODE_ADD_AUTH_SOURCES_CC BPNode_AddAuthSourcesCmd" calcext:value-type="string">
            <text:p>./generate_typedef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1];&quot;&quot;&quot; &quot;;&quot; &quot;;[.C21];&quot; &quot;;[.D21])" office:value-type="string" office:string-value="./generate_typedef &quot;Remove Authorized Sources&quot;  BPNODE_REMOVE_AUTH_SOURCES_CC BPNode_RemoveAuthSourcesCmd" calcext:value-type="string">
            <text:p>./generate_typedef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2];&quot;&quot;&quot; &quot;;&quot; &quot;;[.C22];&quot; &quot;;[.D22])" office:value-type="string" office:string-value="./generate_typedef &quot;Add Authorized Custody Sources&quot;  BPNODE_ADD_AUTH_CUSTODY_SOURCES_CC BPNode_AddAuthCustodySourcesCmd" calcext:value-type="string">
            <text:p>./generate_typedef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3];&quot;&quot;&quot; &quot;;&quot; &quot;;[.C23];&quot; &quot;;[.D23])" office:value-type="string" office:string-value="./generate_typedef &quot;Remove Authorized Custody Sources&quot;  BPNODE_REMOVE_AUTH_CUSTODY_SOURCES_CC BPNode_RemoveAuthCustodySourcesCmd" calcext:value-type="string">
            <text:p>./generate_typedef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4];&quot;&quot;&quot; &quot;;&quot; &quot;;[.C24];&quot; &quot;;[.D24])" office:value-type="string" office:string-value="./generate_typedef &quot;Add Authorized Custodians&quot;  BPNODE_ADD_AUTH_CUSTODIANS_CC BPNode_AddAuthCustodiansCmd" calcext:value-type="string">
            <text:p>./generate_typedef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5];&quot;&quot;&quot; &quot;;&quot; &quot;;[.C25];&quot; &quot;;[.D25])" office:value-type="string" office:string-value="./generate_typedef &quot;Remove Authorized Custodians&quot;  BPNODE_REMOVE_AUTH_CUSTODIANS_CC BPNode_RemoveAuthCustodiansCmd" calcext:value-type="string">
            <text:p>./generate_typedef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6];&quot;&quot;&quot; &quot;;&quot; &quot;;[.C26];&quot; &quot;;[.D26])" office:value-type="string" office:string-value="./generate_typedef &quot;Add Authorized Report-to EID&quot;  BPNODE_ADD_AUTH_REPORT_TO_EID_CC BPNode_AddAuthReportToEidCmd" calcext:value-type="string">
            <text:p>./generate_typedef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7];&quot;&quot;&quot; &quot;;&quot; &quot;;[.C27];&quot; &quot;;[.D27])" office:value-type="string" office:string-value="./generate_typedef &quot;Remove Authorized Report-to EID&quot;  BPNODE_REMOVE_AUTH_REPORT_TO_EID_CC BPNode_RemoveAuthReportToEidCmd" calcext:value-type="string">
            <text:p>./generate_typedef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8];&quot;&quot;&quot; &quot;;&quot; &quot;;[.C28];&quot; &quot;;[.D28])" office:value-type="string" office:string-value="./generate_typedef &quot;Add Latency&quot;  BPNODE_ADD_LATENCY_CC BPNode_AddLatencyCmd" calcext:value-type="string">
            <text:p>./generate_typedef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9];&quot;&quot;&quot; &quot;;&quot; &quot;;[.C29];&quot; &quot;;[.D29])" office:value-type="string" office:string-value="./generate_typedef &quot;Remove Latency&quot;  BPNODE_REMOVE_LATENCY_CC BPNode_RemoveLatencyCmd" calcext:value-type="string">
            <text:p>./generate_typedef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0];&quot;&quot;&quot; &quot;;&quot; &quot;;[.C30];&quot; &quot;;[.D30])" office:value-type="string" office:string-value="./generate_typedef &quot;Contact Setup&quot;  BPNODE_CONTACT_SETUP_CC BPNode_ContactSetupCmd" calcext:value-type="string">
            <text:p>./generate_typedef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1];&quot;&quot;&quot; &quot;;&quot; &quot;;[.C31];&quot; &quot;;[.D31])" office:value-type="string" office:string-value="./generate_typedef &quot;Contact Start&quot;  BPNODE_CONTACT_START_CC BPNode_ContactStartCmd" calcext:value-type="string">
            <text:p>./generate_typedef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2];&quot;&quot;&quot; &quot;;&quot; &quot;;[.C32];&quot; &quot;;[.D32])" office:value-type="string" office:string-value="./generate_typedef &quot;Contact Stop&quot;  BPNODE_CONTACT_STOP_CC BPNode_ContactStopCmd" calcext:value-type="string">
            <text:p>./generate_typedef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3];&quot;&quot;&quot; &quot;;&quot; &quot;;[.C33];&quot; &quot;;[.D33])" office:value-type="string" office:string-value="./generate_typedef &quot;Contact Teardown&quot;  BPNODE_CONTACT_TEARDOWN_CC BPNode_ContactTeardownCmd" calcext:value-type="string">
            <text:p>./generate_typedef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4];&quot;&quot;&quot; &quot;;&quot; &quot;;[.C34];&quot; &quot;;[.D34])" office:value-type="string" office:string-value="./generate_typedef &quot;Add MIB Array Key&quot;  BPNODE_ADD_MIB_ARRAY_KEY_CC BPNode_AddMibArrayKeyCmd" calcext:value-type="string">
            <text:p>./generate_typedef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5];&quot;&quot;&quot; &quot;;&quot; &quot;;[.C35];&quot; &quot;;[.D35])" office:value-type="string" office:string-value="./generate_typedef &quot;Remove MIB Array Key&quot;  BPNODE_REMOVE_MIB_ARRAY_KEY_CC BPNode_RemoveMibArrayKeyCmd" calcext:value-type="string">
            <text:p>./generate_typedef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6];&quot;&quot;&quot; &quot;;&quot; &quot;;[.C36];&quot; &quot;;[.D36])" office:value-type="string" office:string-value="./generate_typedef &quot;Set MIB Item&quot;  BPNODE_SET_MIB_ITEM_CC BPNode_SetMibItemCmd" calcext:value-type="string">
            <text:p>./generate_typedef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7];&quot;&quot;&quot; &quot;;&quot; &quot;;[.C37];&quot; &quot;;[.D37])" office:value-type="string" office:string-value="./generate_typedef &quot;Add Storage Allocation&quot;  BPNODE_ADD_STORAGE_ALLOCATION_CC BPNode_AddStorageAllocationCmd" calcext:value-type="string">
            <text:p>./generate_typedef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8];&quot;&quot;&quot; &quot;;&quot; &quot;;[.C38];&quot; &quot;;[.D38])" office:value-type="string" office:string-value="./generate_typedef &quot;Remove Storage Allocation&quot;  BPNODE_REMOVE_STORAGE_ALLOCATION_CC BPNode_RemoveStorageAllocationCmd" calcext:value-type="string">
            <text:p>./generate_typedef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9];&quot;&quot;&quot; &quot;;&quot; &quot;;[.C39];&quot; &quot;;[.D39])" office:value-type="string" office:string-value="./generate_typedef &quot;Perform Self Test (7.2)&quot;  BPNODE_PERFORM_SELF_TEST_CC BPNode_PerformSelfTestCmd" calcext:value-type="string">
            <text:p>./generate_typedef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0];&quot;&quot;&quot; &quot;;&quot; &quot;;[.C40];&quot; &quot;;[.D40])" office:value-type="string" office:string-value="./generate_typedef &quot;Send Node MIB Config HK&quot;  BPNODE_SEND_NODE_MIB_CONFIG_HK_CC BPNode_SendNodeMibConfigHkCmd" calcext:value-type="string">
            <text:p>./generate_typedef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1];&quot;&quot;&quot; &quot;;&quot; &quot;;[.C41];&quot; &quot;;[.D41])" office:value-type="string" office:string-value="./generate_typedef &quot;Send Per-Source MIB Config HK&quot;  BPNODE_SEND_SOURCE_MIB_CONFIG_HK_CC BPNode_SendSourceMibConfigHkCmd" calcext:value-type="string">
            <text:p>./generate_typedef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2];&quot;&quot;&quot; &quot;;&quot; &quot;;[.C42];&quot; &quot;;[.D42])" office:value-type="string" office:string-value="./generate_typedef &quot;Send Node MIB Counter HK&quot;  BPNODE_SEND_NODE_MIB_COUNTERS_HK_CC BPNode_SendNodeMibCountersHkCmd" calcext:value-type="string">
            <text:p>./generate_typedef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3];&quot;&quot;&quot; &quot;;&quot; &quot;;[.C43];&quot; &quot;;[.D43])" office:value-type="string" office:string-value="./generate_typedef &quot;Send Per-Source MIB Counter HK&quot;  BPNODE_SEND_SOURCE_MIB_COUNTERS_HK_CC BPNode_SendSourceMibCountersHkCmd" calcext:value-type="string">
            <text:p>./generate_typedef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4];&quot;&quot;&quot; &quot;;&quot; &quot;;[.C44];&quot; &quot;;[.D44])" office:value-type="string" office:string-value="./generate_typedef &quot;Send Storage HK&quot;  BPNODE_SEND_STORAGE_HK BPNode_SendStorageHk" calcext:value-type="string">
            <text:p>./generate_typedef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5];&quot;&quot;&quot; &quot;;&quot; &quot;;[.C45];&quot; &quot;;[.D45])" office:value-type="string" office:string-value="./generate_typedef &quot;Send Channel/Contact Status HK&quot;  BPNODE_SEND_CHANNEL_CONTACT_STAT_HK_CC BPNode_SendChannelContactStatHkCmd" calcext:value-type="string">
            <text:p>./generate_typedef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declarem - Generate function declarations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];&quot;&quot;&quot; &quot;;&quot; &quot;&quot;&quot;;[.B1];&quot;&quot;&quot; &quot;;[.C1];&quot; &quot;;[.D1])" office:value-type="string" office:string-value="./generate_declaration &quot;Noop&quot;  &quot;This function processes a noop command.&quot; BPNODE_NOOP_CC BPNode_NoopCmd" calcext:value-type="string">
            <text:p>./generate_declaration "Noop" <text:s/>"This function processes a noop command." 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];&quot;&quot;&quot; &quot;;&quot; &quot;&quot;&quot;;[.B2];&quot;&quot;&quot; &quot;;[.C2];&quot; &quot;;[.D2])" office:value-type="string" office:string-value="./generate_declaration &quot;Add All Applications&quot;  &quot;This function adds all defined applications.&quot; BPNODE_ADD_ALL_APPLICATIONS_CC BPNode_AddAllApplicationsCmd" calcext:value-type="string">
            <text:p>./generate_declaration "Add All Applications" <text:s/>"This function adds all defined applications." 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];&quot;&quot;&quot; &quot;;&quot; &quot;&quot;&quot;;[.B3];&quot;&quot;&quot; &quot;;[.C3];&quot; &quot;;[.D3])" office:value-type="string" office:string-value="./generate_declaration &quot;Start All Applications&quot;  &quot;This function starts all applications&quot; BPNODE_START_ALL_APPLICATIONS_CC BPNode_StartAllApplicationsCmd" calcext:value-type="string">
            <text:p>./generate_declaration "Start All Applications" <text:s/>"This function starts all applications" 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];&quot;&quot;&quot; &quot;;&quot; &quot;&quot;&quot;;[.B4];&quot;&quot;&quot; &quot;;[.C4];&quot; &quot;;[.D4])" office:value-type="string" office:string-value="./generate_declaration &quot;Verify Bundle Storage&quot;  &quot;This function verifies bundle storage.&quot; BPNODE_VERIFY_BUNDLE_STORAGE_CC BPNode_VerifyBundleStorageCmd" calcext:value-type="string">
            <text:p>./generate_declaration "Verify Bundle Storage" <text:s/>"This function verifies bundle storage." 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5];&quot;&quot;&quot; &quot;;&quot; &quot;&quot;&quot;;[.B5];&quot;&quot;&quot; &quot;;[.C5];&quot; &quot;;[.D5])" office:value-type="string" office:string-value="./generate_declaration &quot;Initialize Bundle Storage&quot;  &quot;This function initializes bundle storage.&quot; BPNODE_INIT_BUNDLE_STORAGE_CC BPNode_InitBundleStorageCmd" calcext:value-type="string">
            <text:p>./generate_declaration "Initialize Bundle Storage" <text:s/>"This function initializes bundle storage." 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6];&quot;&quot;&quot; &quot;;&quot; &quot;&quot;&quot;;[.B6];&quot;&quot;&quot; &quot;;[.C6];&quot; &quot;;[.D6])" office:value-type="string" office:string-value="./generate_declaration &quot;Verify Bundle Metadata (7.2)&quot;  &quot;This function verifies stored bundle metadata.&quot; BPNODE_VERIFY_BUNDLE_METADATA_CC BPNode_VerifyBundleMetadataCmd" calcext:value-type="string">
            <text:p>./generate_declaration "Verify Bundle Metadata (7.2)" <text:s/>"This function verifies stored bundle metadata." 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7];&quot;&quot;&quot; &quot;;&quot; &quot;&quot;&quot;;[.B7];&quot;&quot;&quot; &quot;;[.C7];&quot; &quot;;[.D7])" office:value-type="string" office:string-value="./generate_declaration &quot;Rebuild Bundle Metadata&quot;  &quot;This function rebuilds the cache from stored bundle metadata.&quot; BPNODE_REBUILD_BUNDLE_METADATA_CC BPNode_RebuildBundleMetadataCmd" calcext:value-type="string">
            <text:p>./generate_declaration "Rebuild Bundle Metadata" <text:s/>"This function rebuilds the cache from stored bundle metadata."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8];&quot;&quot;&quot; &quot;;&quot; &quot;&quot;&quot;;[.B8];&quot;&quot;&quot; &quot;;[.C8];&quot; &quot;;[.D8])" office:value-type="string" office:string-value="./generate_declaration &quot;Clear Volatile&quot;  &quot;This function clears the cache.&quot; BPNODE_CLEAR_VOLATILE_CC BPNode_ClearVolatileCmd" calcext:value-type="string">
            <text:p>./generate_declaration "Clear Volatile" <text:s/>"This function clears the cache." 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9];&quot;&quot;&quot; &quot;;&quot; &quot;&quot;&quot;;[.B9];&quot;&quot;&quot; &quot;;[.C9];&quot; &quot;;[.D9])" office:value-type="string" office:string-value="./generate_declaration &quot;Reload Saved Data (7.2)&quot;  &quot;This function reloads data saved by modules.&quot; BPNODE_RELOAD_SAVED_DATA_CC BPNode_ReloadSavedDataCmd" calcext:value-type="string">
            <text:p>./generate_declaration "Reload Saved Data (7.2)" <text:s/>"This function reloads data saved by modules." 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0];&quot;&quot;&quot; &quot;;&quot; &quot;&quot;&quot;;[.B10];&quot;&quot;&quot; &quot;;[.C10];&quot; &quot;;[.D10])" office:value-type="string" office:string-value="./generate_declaration &quot;Reset All Counters&quot;  &quot;This function resets all node counters.&quot; BPNODE_RESET_ALL_COUNTERS_CC BPNode_ResetAllCountersCmd" calcext:value-type="string">
            <text:p>./generate_declaration "Reset All Counters" <text:s/>"This function resets all node counters." 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1];&quot;&quot;&quot; &quot;;&quot; &quot;&quot;&quot;;[.B11];&quot;&quot;&quot; &quot;;[.C11];&quot; &quot;;[.D11])" office:value-type="string" office:string-value="./generate_declaration &quot;Reset Counter&quot;  &quot;This function resets an individual counter.&quot; BPNODE_RESET_COUNTER_CC BPNode_ResetCounterCmd" calcext:value-type="string">
            <text:p>./generate_declaration "Reset Counter" <text:s/>"This function resets an individual counter." 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2];&quot;&quot;&quot; &quot;;&quot; &quot;&quot;&quot;;[.B12];&quot;&quot;&quot; &quot;;[.C12];&quot; &quot;;[.D12])" office:value-type="string" office:string-value="./generate_declaration &quot;Reset Source Counters&quot;  &quot;This function resets all counters indexed by Source EID.&quot; BPNODE_RESET_SOURCE_COUNTERS_CC BPNode_ResetSourceCountersCmd" calcext:value-type="string">
            <text:p>./generate_declaration "Reset Source Counters" <text:s/>"This function resets all counters indexed by Source EID." 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3];&quot;&quot;&quot; &quot;;&quot; &quot;&quot;&quot;;[.B13];&quot;&quot;&quot; &quot;;[.C13];&quot; &quot;;[.D13])" office:value-type="string" office:string-value="./generate_declaration &quot;Reset Bundle Counters&quot;  &quot;This function resets all bundle counters.&quot; BPNODE_RESET_BUNDLE_COUNTERS_CC BPNode_ResetBundleCountersCmd" calcext:value-type="string">
            <text:p>./generate_declaration "Reset Bundle Counters" <text:s/>"This function resets all bundle counters." 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4];&quot;&quot;&quot; &quot;;&quot; &quot;&quot;&quot;;[.B14];&quot;&quot;&quot; &quot;;[.C14];&quot; &quot;;[.D14])" office:value-type="string" office:string-value="./generate_declaration &quot;Reset Error Counters&quot;  &quot;This function resets all error counters.&quot; BPNODE_RESET_ERROR_COUNTERS_CC BPNode_ResetErrorCountersCmd" calcext:value-type="string">
            <text:p>./generate_declaration "Reset Error Counters" <text:s/>"This function resets all error counters." 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5];&quot;&quot;&quot; &quot;;&quot; &quot;&quot;&quot;;[.B15];&quot;&quot;&quot; &quot;;[.C15];&quot; &quot;;[.D15])" office:value-type="string" office:string-value="./generate_declaration &quot;Add Application&quot;  &quot;This function adds an application.&quot; BPNODE_ADD_APPLICATION_CC BPNode_AddApplicationCmd" calcext:value-type="string">
            <text:p>./generate_declaration "Add Application" <text:s/>"This function adds an application." 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6];&quot;&quot;&quot; &quot;;&quot; &quot;&quot;&quot;;[.B16];&quot;&quot;&quot; &quot;;[.C16];&quot; &quot;;[.D16])" office:value-type="string" office:string-value="./generate_declaration &quot;Remove Application&quot;  &quot;This function removes an application.&quot; BPNODE_REMOVE_APPLICATION_CC BPNode_RemoveApplicationCmd" calcext:value-type="string">
            <text:p>./generate_declaration "Remove Application" <text:s/>"This function removes an application." 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7];&quot;&quot;&quot; &quot;;&quot; &quot;&quot;&quot;;[.B17];&quot;&quot;&quot; &quot;;[.C17];&quot; &quot;;[.D17])" office:value-type="string" office:string-value="./generate_declaration &quot;Set Registration State&quot;  &quot;This function sets an application's registration state.&quot; BPNODE_SET_REGISTRATION_STATE_CC BPNode_SetRegistrationStateCmd" calcext:value-type="string">
            <text:p>./generate_declaration "Set Registration State" <text:s/>"This function sets an application's registration state." 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8];&quot;&quot;&quot; &quot;;&quot; &quot;&quot;&quot;;[.B18];&quot;&quot;&quot; &quot;;[.C18];&quot; &quot;;[.D18])" office:value-type="string" office:string-value="./generate_declaration &quot;Start Application&quot;  &quot;This function starts an application.&quot; BPNODE_START_APPLICATION_CC BPNode_StartApplicationCmd" calcext:value-type="string">
            <text:p>./generate_declaration "Start Application" <text:s/>"This function starts an application." 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9];&quot;&quot;&quot; &quot;;&quot; &quot;&quot;&quot;;[.B19];&quot;&quot;&quot; &quot;;[.C19];&quot; &quot;;[.D19])" office:value-type="string" office:string-value="./generate_declaration &quot;Stop Application&quot;  &quot;This function stops an application.&quot; BPNODE_STOP_APPLICATION_CC BPNode_StopApplicationCmd" calcext:value-type="string">
            <text:p>./generate_declaration "Stop Application" <text:s/>"This function stops an application." 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0];&quot;&quot;&quot; &quot;;&quot; &quot;&quot;&quot;;[.B20];&quot;&quot;&quot; &quot;;[.C20];&quot; &quot;;[.D20])" office:value-type="string" office:string-value="./generate_declaration &quot;Add Authorized Sources&quot;  &quot;This function adds one or more authorized Source EIDs.&quot; BPNODE_ADD_AUTH_SOURCES_CC BPNode_AddAuthSourcesCmd" calcext:value-type="string">
            <text:p>./generate_declaration "Add Authorized Sources" <text:s/>"This function adds one or more authorized Source EIDs." 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1];&quot;&quot;&quot; &quot;;&quot; &quot;&quot;&quot;;[.B21];&quot;&quot;&quot; &quot;;[.C21];&quot; &quot;;[.D21])" office:value-type="string" office:string-value="./generate_declaration &quot;Remove Authorized Sources&quot;  &quot;This function removes one or more authorized Source EIDs.&quot; BPNODE_REMOVE_AUTH_SOURCES_CC BPNode_RemoveAuthSourcesCmd" calcext:value-type="string">
            <text:p>./generate_declaration "Remove Authorized Sources" <text:s/>"This function removes one or more authorized Source EIDs." 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2];&quot;&quot;&quot; &quot;;&quot; &quot;&quot;&quot;;[.B22];&quot;&quot;&quot; &quot;;[.C22];&quot; &quot;;[.D22])" office:value-type="string" office:string-value="./generate_declaration &quot;Add Authorized Custody Sources&quot;  &quot;This function adds one or more authorized custody Source EIDs.&quot; BPNODE_ADD_AUTH_CUSTODY_SOURCES_CC BPNode_AddAuthCustodySourcesCmd" calcext:value-type="string">
            <text:p>./generate_declaration "Add Authorized Custody Sources" <text:s/>"This function adds one or more authorized custody Source EIDs."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3];&quot;&quot;&quot; &quot;;&quot; &quot;&quot;&quot;;[.B23];&quot;&quot;&quot; &quot;;[.C23];&quot; &quot;;[.D23])" office:value-type="string" office:string-value="./generate_declaration &quot;Remove Authorized Custody Sources&quot;  &quot;This function removes one or more authorized custody Source EIDs.&quot; BPNODE_REMOVE_AUTH_CUSTODY_SOURCES_CC BPNode_RemoveAuthCustodySourcesCmd" calcext:value-type="string">
            <text:p>./generate_declaration "Remove Authorized Custody Sources" <text:s/>"This function removes one or more authorized custody Source EIDs."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4];&quot;&quot;&quot; &quot;;&quot; &quot;&quot;&quot;;[.B24];&quot;&quot;&quot; &quot;;[.C24];&quot; &quot;;[.D24])" office:value-type="string" office:string-value="./generate_declaration &quot;Add Authorized Custodians&quot;  &quot;This function adds one or more authorized custodian EIDs.&quot; BPNODE_ADD_AUTH_CUSTODIANS_CC BPNode_AddAuthCustodiansCmd" calcext:value-type="string">
            <text:p>./generate_declaration "Add Authorized Custodians" <text:s/>"This function adds one or more authorized custodian EIDs." 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5];&quot;&quot;&quot; &quot;;&quot; &quot;&quot;&quot;;[.B25];&quot;&quot;&quot; &quot;;[.C25];&quot; &quot;;[.D25])" office:value-type="string" office:string-value="./generate_declaration &quot;Remove Authorized Custodians&quot;  &quot;This function removes one or more auhorized custodian EIDs.&quot; BPNODE_REMOVE_AUTH_CUSTODIANS_CC BPNode_RemoveAuthCustodiansCmd" calcext:value-type="string">
            <text:p>./generate_declaration "Remove Authorized Custodians" <text:s/>"This function removes one or more auhorized custodian EIDs." 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6];&quot;&quot;&quot; &quot;;&quot; &quot;&quot;&quot;;[.B26];&quot;&quot;&quot; &quot;;[.C26];&quot; &quot;;[.D26])" office:value-type="string" office:string-value="./generate_declaration &quot;Add Authorized Report-to EID&quot;  &quot;This function adds an authorized Report-to-EID.&quot; BPNODE_ADD_AUTH_REPORT_TO_EID_CC BPNode_AddAuthReportToEidCmd" calcext:value-type="string">
            <text:p>./generate_declaration "Add Authorized Report-to EID" <text:s/>"This function adds an authorized Report-to-EID." 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7];&quot;&quot;&quot; &quot;;&quot; &quot;&quot;&quot;;[.B27];&quot;&quot;&quot; &quot;;[.C27];&quot; &quot;;[.D27])" office:value-type="string" office:string-value="./generate_declaration &quot;Remove Authorized Report-to EID&quot;  &quot;This function removes an authorized Report-to EID.&quot; BPNODE_REMOVE_AUTH_REPORT_TO_EID_CC BPNode_RemoveAuthReportToEidCmd" calcext:value-type="string">
            <text:p>./generate_declaration "Remove Authorized Report-to EID" <text:s/>"This function removes an authorized Report-to EID."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8];&quot;&quot;&quot; &quot;;&quot; &quot;&quot;&quot;;[.B28];&quot;&quot;&quot; &quot;;[.C28];&quot; &quot;;[.D28])" office:value-type="string" office:string-value="./generate_declaration &quot;Add Latency&quot;  &quot;This function  adds a latency (low, medium, high) to a bundle queue.&quot; BPNODE_ADD_LATENCY_CC BPNode_AddLatencyCmd" calcext:value-type="string">
            <text:p>./generate_declaration "Add Latency" <text:s/>"This function <text:s/>adds a latency (low, medium, high) to a bundle queue." 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9];&quot;&quot;&quot; &quot;;&quot; &quot;&quot;&quot;;[.B29];&quot;&quot;&quot; &quot;;[.C29];&quot; &quot;;[.D29])" office:value-type="string" office:string-value="./generate_declaration &quot;Remove Latency&quot;  &quot;This function removes a latency from a bundle queue.&quot; BPNODE_REMOVE_LATENCY_CC BPNode_RemoveLatencyCmd" calcext:value-type="string">
            <text:p>./generate_declaration "Remove Latency" <text:s/>"This function removes a latency from a bundle queue." 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0];&quot;&quot;&quot; &quot;;&quot; &quot;&quot;&quot;;[.B30];&quot;&quot;&quot; &quot;;[.C30];&quot; &quot;;[.D30])" office:value-type="string" office:string-value="./generate_declaration &quot;Contact Setup&quot;  &quot;This function sets up a contact.&quot; BPNODE_CONTACT_SETUP_CC BPNode_ContactSetupCmd" calcext:value-type="string">
            <text:p>./generate_declaration "Contact Setup" <text:s/>"This function sets up a contact." 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1];&quot;&quot;&quot; &quot;;&quot; &quot;&quot;&quot;;[.B31];&quot;&quot;&quot; &quot;;[.C31];&quot; &quot;;[.D31])" office:value-type="string" office:string-value="./generate_declaration &quot;Contact Start&quot;  &quot;This function starts a contact.&quot; BPNODE_CONTACT_START_CC BPNode_ContactStartCmd" calcext:value-type="string">
            <text:p>./generate_declaration "Contact Start" <text:s/>"This function starts a contact." 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2];&quot;&quot;&quot; &quot;;&quot; &quot;&quot;&quot;;[.B32];&quot;&quot;&quot; &quot;;[.C32];&quot; &quot;;[.D32])" office:value-type="string" office:string-value="./generate_declaration &quot;Contact Stop&quot;  &quot;This function stops a contact.&quot; BPNODE_CONTACT_STOP_CC BPNode_ContactStopCmd" calcext:value-type="string">
            <text:p>./generate_declaration "Contact Stop" <text:s/>"This function stops a contact." 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3];&quot;&quot;&quot; &quot;;&quot; &quot;&quot;&quot;;[.B33];&quot;&quot;&quot; &quot;;[.C33];&quot; &quot;;[.D33])" office:value-type="string" office:string-value="./generate_declaration &quot;Contact Teardown&quot;  &quot;This function tears down a contact.&quot; BPNODE_CONTACT_TEARDOWN_CC BPNode_ContactTeardownCmd" calcext:value-type="string">
            <text:p>./generate_declaration "Contact Teardown" <text:s/>"This function tears down a contact." 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4];&quot;&quot;&quot; &quot;;&quot; &quot;&quot;&quot;;[.B34];&quot;&quot;&quot; &quot;;[.C34];&quot; &quot;;[.D34])" office:value-type="string" office:string-value="./generate_declaration &quot;Add MIB Array Key&quot;  &quot;This function adds a MIB Array Key.&quot; BPNODE_ADD_MIB_ARRAY_KEY_CC BPNode_AddMibArrayKeyCmd" calcext:value-type="string">
            <text:p>./generate_declaration "Add MIB Array Key" <text:s/>"This function adds a MIB Array Key." 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5];&quot;&quot;&quot; &quot;;&quot; &quot;&quot;&quot;;[.B35];&quot;&quot;&quot; &quot;;[.C35];&quot; &quot;;[.D35])" office:value-type="string" office:string-value="./generate_declaration &quot;Remove MIB Array Key&quot;  &quot;This function removes a MIB Array Key.&quot; BPNODE_REMOVE_MIB_ARRAY_KEY_CC BPNode_RemoveMibArrayKeyCmd" calcext:value-type="string">
            <text:p>./generate_declaration "Remove MIB Array Key" <text:s/>"This function removes a MIB Array Key." 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6];&quot;&quot;&quot; &quot;;&quot; &quot;&quot;&quot;;[.B36];&quot;&quot;&quot; &quot;;[.C36];&quot; &quot;;[.D36])" office:value-type="string" office:string-value="./generate_declaration &quot;Set MIB Item&quot;  &quot;This function sets the value of a MIB item.&quot; BPNODE_SET_MIB_ITEM_CC BPNode_SetMibItemCmd" calcext:value-type="string">
            <text:p>./generate_declaration "Set MIB Item" <text:s/>"This function sets the value of a MIB item." 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7];&quot;&quot;&quot; &quot;;&quot; &quot;&quot;&quot;;[.B37];&quot;&quot;&quot; &quot;;[.C37];&quot; &quot;;[.D37])" office:value-type="string" office:string-value="./generate_declaration &quot;Add Storage Allocation&quot;  &quot;This function adds a given storage allocation assigned to a given Source EID.&quot; BPNODE_ADD_STORAGE_ALLOCATION_CC BPNode_AddStorageAllocationCmd" calcext:value-type="string">
            <text:p>./generate_declaration "Add Storage Allocation" <text:s/>"This function adds a given storage allocation assigned to a given Source EID." 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8];&quot;&quot;&quot; &quot;;&quot; &quot;&quot;&quot;;[.B38];&quot;&quot;&quot; &quot;;[.C38];&quot; &quot;;[.D38])" office:value-type="string" office:string-value="./generate_declaration &quot;Remove Storage Allocation&quot;  &quot;This function removes a storage allocation by Source EID.&quot; BPNODE_REMOVE_STORAGE_ALLOCATION_CC BPNode_RemoveStorageAllocationCmd" calcext:value-type="string">
            <text:p>./generate_declaration "Remove Storage Allocation" <text:s/>"This function removes a storage allocation by Source EID."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9];&quot;&quot;&quot; &quot;;&quot; &quot;&quot;&quot;;[.B39];&quot;&quot;&quot; &quot;;[.C39];&quot; &quot;;[.D39])" office:value-type="string" office:string-value="./generate_declaration &quot;Perform Self Test (7.2)&quot;  &quot;This function performs a BPNode self test.&quot; BPNODE_PERFORM_SELF_TEST_CC BPNode_PerformSelfTestCmd" calcext:value-type="string">
            <text:p>./generate_declaration "Perform Self Test (7.2)" <text:s/>"This function performs a BPNode self test." 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0];&quot;&quot;&quot; &quot;;&quot; &quot;&quot;&quot;;[.B40];&quot;&quot;&quot; &quot;;[.C40];&quot; &quot;;[.D40])" office:value-type="string" office:string-value="./generate_declaration &quot;Send Node MIB Config HK&quot;  &quot;This function sends Node MIB configuration HK.&quot; BPNODE_SEND_NODE_MIB_CONFIG_HK_CC BPNode_SendNodeMibConfigHkCmd" calcext:value-type="string">
            <text:p>./generate_declaration "Send Node MIB Config HK" <text:s/>"This function sends Node MIB configuration HK." 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1];&quot;&quot;&quot; &quot;;&quot; &quot;&quot;&quot;;[.B41];&quot;&quot;&quot; &quot;;[.C41];&quot; &quot;;[.D41])" office:value-type="string" office:string-value="./generate_declaration &quot;Send Per-Source MIB Config HK&quot;  &quot;This function sends per-source EID MIB configuration HK.&quot; BPNODE_SEND_SOURCE_MIB_CONFIG_HK_CC BPNode_SendSourceMibConfigHkCmd" calcext:value-type="string">
            <text:p>./generate_declaration "Send Per-Source MIB Config HK" <text:s/>"This function sends per-source EID MIB configuration HK."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2];&quot;&quot;&quot; &quot;;&quot; &quot;&quot;&quot;;[.B42];&quot;&quot;&quot; &quot;;[.C42];&quot; &quot;;[.D42])" office:value-type="string" office:string-value="./generate_declaration &quot;Send Node MIB Counter HK&quot;  &quot;This function sends MIB counter HK.&quot; BPNODE_SEND_NODE_MIB_COUNTERS_HK_CC BPNode_SendNodeMibCountersHkCmd" calcext:value-type="string">
            <text:p>./generate_declaration "Send Node MIB Counter HK" <text:s/>"This function sends MIB counter HK."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3];&quot;&quot;&quot; &quot;;&quot; &quot;&quot;&quot;;[.B43];&quot;&quot;&quot; &quot;;[.C43];&quot; &quot;;[.D43])" office:value-type="string" office:string-value="./generate_declaration &quot;Send Per-Source MIB Counter HK&quot;  &quot;This function sends per-source EID MIB counter HK.&quot; BPNODE_SEND_SOURCE_MIB_COUNTERS_HK_CC BPNode_SendSourceMibCountersHkCmd" calcext:value-type="string">
            <text:p>./generate_declaration "Send Per-Source MIB Counter HK" <text:s/>"This function sends per-source EID MIB counter HK."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4];&quot;&quot;&quot; &quot;;&quot; &quot;&quot;&quot;;[.B44];&quot;&quot;&quot; &quot;;[.C44];&quot; &quot;;[.D44])" office:value-type="string" office:string-value="./generate_declaration &quot;Send Storage HK&quot;  &quot;This function sends storage HK.&quot; BPNODE_SEND_STORAGE_HK BPNode_SendStorageHk" calcext:value-type="string">
            <text:p>./generate_declaration "Send Storage HK" <text:s/>"This function sends storage HK." 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5];&quot;&quot;&quot; &quot;;&quot; &quot;&quot;&quot;;[.B45];&quot;&quot;&quot; &quot;;[.C45];&quot; &quot;;[.D45])" office:value-type="string" office:string-value="./generate_declaration &quot;Send Channel/Contact Status HK&quot;  &quot;This function sends channel/contact status HK.&quot; BPNODE_SEND_CHANNEL_CONTACT_STAT_HK_CC BPNode_SendChannelContactStatHkCmd" calcext:value-type="string">
            <text:p>./generate_declaration "Send Channel/Contact Status HK" <text:s/>"This function sends channel/contact status HK." BPNODE_SEND_CHANNEL_CONTACT_STAT_HK_CC BPNode_SendChannelContactStatHkCmd</text:p>
          </table:table-cell>
          <table:table-cell table:number-columns-repeated="57"/>
        </table:table-row>
        <table:table-row table:style-name="ro1" table:number-rows-repeated="104833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1:22:17.348987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p_20_CDR_20_Directives_20_to_20_Code" style:display-name="PageStyle_Map CDR Directives to 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-gen" style:display-name="PageStyle_code-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1:49:09</meta:creation-date>
    <dc:date>2024-08-06T12:00:25.447338774</dc:date>
    <meta:generator>LibreOffice/6.4.7.2$Linux_X86_64 LibreOffice_project/40$Build-2</meta:generator>
    <meta:editing-duration>PT2H8M32S</meta:editing-duration>
    <meta:editing-cycles>9</meta:editing-cycles>
    <meta:document-statistic meta:table-count="2" meta:cell-count="8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